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0FCBFED8971.png" manifest:media-type="image/png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0EF000000FCA9294B7E.png" manifest:media-type="image/png"/>
  <manifest:file-entry manifest:full-path="Pictures/100000010000010000000100697BCBA2.png" manifest:media-type="image/png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2C0000012C2D1DDADA.png" manifest:media-type="image/png"/>
  <manifest:file-entry manifest:full-path="Pictures/100000010000012C0000012C13779555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3" style:family="table">
      <style:table-properties style:width="18.374cm" fo:margin-left="-0.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086cm"/>
    </style:style>
    <style:style style:name="Tabla3.B" style:family="table-column">
      <style:table-column-properties style:column-width="11.289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none" fo:border-right="none" fo:border-top="none" fo:border-bottom="0.75pt dotted #939393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background-color="transparent" fo:padding="0.097cm" fo:border-left="none" fo:border-right="none" fo:border-top="none" fo:border-bottom="0.75pt dotted #7f7f7f" style:writing-mode="lr-tb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background-color="transparent" fo:keep-together="auto">
        <style:background-image/>
      </style:table-row-properties>
    </style:style>
    <style:style style:name="Tabla3.B3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4" style:family="table">
      <style:table-properties style:width="17.736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4.665cm"/>
    </style:style>
    <style:style style:name="Tabla4.B" style:family="table-column">
      <style:table-column-properties style:column-width="13.07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transparent" fo:padding-left="0.191cm" fo:padding-right="0.191cm" fo:padding-top="0.097cm" fo:padding-bottom="0.097cm" fo:border="none" style:writing-mode="lr-tb">
        <style:background-image/>
      </style:table-cell-properties>
    </style:style>
    <style:style style:name="Tabla4.B1" style:family="table-cell">
      <style:table-cell-properties fo:padding-left="0.191cm" fo:padding-right="0.191cm" fo:padding-top="0.097cm" fo:padding-bottom="0.097cm" fo:border="none" style:writing-mode="lr-tb"/>
    </style:style>
    <style:style style:name="Tabla4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B2" style:family="table-cell">
      <style:table-cell-properties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4.A3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4.B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6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7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8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9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0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1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2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" style:family="table">
      <style:table-properties style:width="19.124cm" fo:margin-left="-0.963cm" fo:margin-top="0cm" fo:margin-bottom="0cm" table:align="left" style:writing-mode="lr-tb"/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14.434cm"/>
    </style:style>
    <style:style style:name="Tabla5.1" style:family="table-row">
      <style:table-row-properties style:min-row-height="0.601cm" fo:keep-together="auto"/>
    </style:style>
    <style:style style:name="Tabla5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5.3" style:family="table-row">
      <style:table-row-properties fo:keep-together="auto"/>
    </style:style>
    <style:style style:name="Tabla5.A3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.4" style:family="table-row">
      <style:table-row-properties fo:keep-together="auto"/>
    </style:style>
    <style:style style:name="Tabla5.5" style:family="table-row">
      <style:table-row-properties fo:keep-together="auto"/>
    </style:style>
    <style:style style:name="Tabla5.6" style:family="table-row">
      <style:table-row-properties fo:keep-together="auto"/>
    </style:style>
    <style:style style:name="Tabla5.7" style:family="table-row">
      <style:table-row-properties fo:keep-together="auto"/>
    </style:style>
    <style:style style:name="Tabla5.8" style:family="table-row">
      <style:table-row-properties fo:keep-together="auto"/>
    </style:style>
    <style:style style:name="Tabla5.9" style:family="table-row">
      <style:table-row-properties fo:keep-together="auto"/>
    </style:style>
    <style:style style:name="Tabla5.10" style:family="table-row">
      <style:table-row-properties fo:keep-together="auto"/>
    </style:style>
    <style:style style:name="Tabla5.11" style:family="table-row">
      <style:table-row-properties fo:keep-together="auto"/>
    </style:style>
    <style:style style:name="Tabla5.12" style:family="table-row">
      <style:table-row-properties fo:keep-together="auto"/>
    </style:style>
    <style:style style:name="Tabla5.13" style:family="table-row">
      <style:table-row-properties fo:keep-together="auto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19" style:family="table-row">
      <style:table-row-properties fo:keep-together="auto"/>
    </style:style>
    <style:style style:name="Tabla5.20" style:family="table-row">
      <style:table-row-properties fo:keep-together="auto"/>
    </style:style>
    <style:style style:name="Tabla5.21" style:family="table-row">
      <style:table-row-properties fo:keep-together="auto"/>
    </style:style>
    <style:style style:name="Tabla5.22" style:family="table-row">
      <style:table-row-properties fo:keep-together="auto"/>
    </style:style>
    <style:style style:name="Tabla5.23" style:family="table-row">
      <style:table-row-properties fo:keep-together="auto"/>
    </style:style>
    <style:style style:name="Tabla5.24" style:family="table-row">
      <style:table-row-properties fo:keep-together="auto"/>
    </style:style>
    <style:style style:name="Tabla5.25" style:family="table-row">
      <style:table-row-properties fo:keep-together="auto"/>
    </style:style>
    <style:style style:name="Tabla5.26" style:family="table-row">
      <style:table-row-properties fo:keep-together="auto"/>
    </style:style>
    <style:style style:name="Tabla5.27" style:family="table-row">
      <style:table-row-properties fo:keep-together="auto"/>
    </style:style>
    <style:style style:name="Tabla5.28" style:family="table-row">
      <style:table-row-properties fo:keep-together="auto"/>
    </style:style>
    <style:style style:name="Tabla5.29" style:family="table-row">
      <style:table-row-properties fo:keep-together="auto"/>
    </style:style>
    <style:style style:name="Tabla5.30" style:family="table-row">
      <style:table-row-properties fo:keep-together="auto"/>
    </style:style>
    <style:style style:name="Tabla5.31" style:family="table-row">
      <style:table-row-properties fo:keep-together="auto"/>
    </style:style>
    <style:style style:name="Tabla5.32" style:family="table-row">
      <style:table-row-properties fo:keep-together="auto"/>
    </style:style>
    <style:style style:name="Tabla5.33" style:family="table-row">
      <style:table-row-properties fo:keep-together="auto"/>
    </style:style>
    <style:style style:name="Tabla5.34" style:family="table-row">
      <style:table-row-properties fo:keep-together="auto"/>
    </style:style>
    <style:style style:name="Tabla5.35" style:family="table-row">
      <style:table-row-properties fo:keep-together="auto"/>
    </style:style>
    <style:style style:name="Tabla5.36" style:family="table-row">
      <style:table-row-properties fo:keep-together="auto"/>
    </style:style>
    <style:style style:name="Tabla10" style:family="table">
      <style:table-properties style:width="19.124cm" fo:margin-left="-0.963cm" fo:margin-top="0cm" fo:margin-bottom="0cm" table:align="left" style:writing-mode="lr-tb"/>
    </style:style>
    <style:style style:name="Tabla10.A" style:family="table-column">
      <style:table-column-properties style:column-width="4.69cm"/>
    </style:style>
    <style:style style:name="Tabla10.B" style:family="table-column">
      <style:table-column-properties style:column-width="14.434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10.A2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10.5" style:family="table-row">
      <style:table-row-properties style:min-row-height="0.912cm" fo:keep-together="auto"/>
    </style:style>
    <style:style style:name="Tabla10.13" style:family="table-row">
      <style:table-row-properties style:row-height="0.199cm" fo:keep-together="auto"/>
    </style:style>
    <style:style style:name="Tabla10.A13" style:family="table-cell">
      <style:table-cell-properties style:vertical-align="middle" fo:background-color="#eeeeee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9" style:family="table">
      <style:table-properties style:width="14.134cm" fo:margin-left="-0.83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1.111cm"/>
    </style:style>
    <style:style style:name="Tabla9.B" style:family="table-column">
      <style:table-column-properties style:column-width="10.795cm"/>
    </style:style>
    <style:style style:name="Tabla9.C" style:family="table-column">
      <style:table-column-properties style:column-width="2.228cm"/>
    </style:style>
    <style:style style:name="Tabla9.1" style:family="table-row">
      <style:table-row-properties style:min-row-height="0.697cm" fo:background-color="transparent" fo:keep-together="auto">
        <style:background-image/>
      </style:table-row-properties>
    </style:style>
    <style:style style:name="Tabla9.A1" style:family="table-cell">
      <style:table-cell-properties style:vertical-align="middle" fo:padding="0.097cm" fo:border-left="none" fo:border-right="none" fo:border-top="0.75pt solid #757575" fo:border-bottom="0.75pt dotted #757575"/>
    </style:style>
    <style:style style:name="Tabla6" style:family="table" style:master-page-name="">
      <style:table-properties style:width="17.014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099cm"/>
    </style:style>
    <style:style style:name="Tabla6.B" style:family="table-column">
      <style:table-column-properties style:column-width="6.107cm"/>
    </style:style>
    <style:style style:name="Tabla6.C" style:family="table-column">
      <style:table-column-properties style:column-width="1.18cm"/>
    </style:style>
    <style:style style:name="Tabla6.D" style:family="table-column">
      <style:table-column-properties style:column-width="1.018cm"/>
    </style:style>
    <style:style style:name="Tabla6.E" style:family="table-column">
      <style:table-column-properties style:column-width="7.611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6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12" style:family="table" style:master-page-name="">
      <style:table-properties style:width="17.014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1.099cm"/>
    </style:style>
    <style:style style:name="Tabla12.B" style:family="table-column">
      <style:table-column-properties style:column-width="6.107cm"/>
    </style:style>
    <style:style style:name="Tabla12.C" style:family="table-column">
      <style:table-column-properties style:column-width="1.18cm"/>
    </style:style>
    <style:style style:name="Tabla12.D" style:family="table-column">
      <style:table-column-properties style:column-width="8.629cm"/>
    </style:style>
    <style:style style:name="Tabla12.1" style:family="table-row">
      <style:table-row-properties fo:background-color="transparent" fo:keep-together="auto">
        <style:background-image/>
      </style:table-row-properties>
    </style:style>
    <style:style style:name="Tabla12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2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11" style:family="table">
      <style:table-properties style:width="18.401cm" fo:margin-left="-0.898cm" table:align="left" style:writing-mode="lr-tb"/>
    </style:style>
    <style:style style:name="Tabla11.A" style:family="table-column">
      <style:table-column-properties style:column-width="4.401cm"/>
    </style:style>
    <style:style style:name="Tabla11.B" style:family="table-column">
      <style:table-column-properties style:column-width="4.8cm"/>
    </style:style>
    <style:style style:name="Tabla11.C" style:family="table-column">
      <style:table-column-properties style:column-width="4.6cm"/>
    </style:style>
    <style:style style:name="Tabla11.A1" style:family="table-cell">
      <style:table-cell-properties style:vertical-align="middle" fo:padding="0cm" fo:border="none"/>
    </style:style>
    <style:style style:name="Tabla11.2" style:family="table-row">
      <style:table-row-properties style:min-row-height="0.494cm"/>
    </style:style>
    <style:style style:name="Tabla13" style:family="table">
      <style:table-properties style:width="18.711cm" fo:margin-left="-1.4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0.794cm"/>
    </style:style>
    <style:style style:name="Tabla13.B" style:family="table-column">
      <style:table-column-properties style:column-width="5.002cm"/>
    </style:style>
    <style:style style:name="Tabla13.C" style:family="table-column">
      <style:table-column-properties style:column-width="0.097cm"/>
    </style:style>
    <style:style style:name="Tabla13.E" style:family="table-column">
      <style:table-column-properties style:column-width="6.013cm"/>
    </style:style>
    <style:style style:name="Tabla13.F" style:family="table-column">
      <style:table-column-properties style:column-width="0.095cm"/>
    </style:style>
    <style:style style:name="Tabla13.G" style:family="table-column">
      <style:table-column-properties style:column-width="0.891cm"/>
    </style:style>
    <style:style style:name="Tabla13.H" style:family="table-column">
      <style:table-column-properties style:column-width="5.025cm"/>
    </style:style>
    <style:style style:name="Tabla13.1" style:family="table-row">
      <style:table-row-properties style:min-row-height="0.697cm" fo:background-color="transparent" fo:keep-together="auto">
        <style:background-image/>
      </style:table-row-properties>
    </style:style>
    <style:style style:name="Tabla13.A1" style:family="table-cell">
      <style:table-cell-properties style:vertical-align="middle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13.C1" style:family="table-cell">
      <style:table-cell-properties style:vertical-align="bottom" fo:background-color="#a5a5a5" fo:padding="0.097cm" fo:border-left="none" fo:border-right="none" fo:border-top="none" fo:border-bottom="0.75pt solid #757575">
        <style:background-image/>
      </style:table-cell-properties>
    </style:style>
    <style:style style:name="Tabla13.F1" style:family="table-cell">
      <style:table-cell-properties style:vertical-align="middle" fo:background-color="#a5a5a5" fo:padding="0.097cm" fo:border-left="none" fo:border-right="none" fo:border-top="none" fo:border-bottom="0.75pt solid #757575">
        <style:background-image/>
      </style:table-cell-properties>
    </style:style>
    <style:style style:name="Tabla13.G1" style:family="table-cell">
      <style:table-cell-properties style:vertical-align="bottom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13.A2" style:family="table-cell">
      <style:table-cell-properties style:vertical-align="bottom" fo:padding="0.097cm" fo:border-left="none" fo:border-right="none" fo:border-top="none" fo:border-bottom="0.75pt dashed #939393"/>
    </style:style>
    <style:style style:name="Tabla13.B2" style:family="table-cell">
      <style:table-cell-properties style:vertical-align="bottom" fo:background-color="transparent" fo:padding="0.097cm" fo:border-left="none" fo:border-right="none" fo:border-top="none" fo:border-bottom="0.75pt dashed #939393" style:writing-mode="lr-tb">
        <style:background-image/>
      </style:table-cell-properties>
    </style:style>
    <style:style style:name="Tabla13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3.D2" style:family="table-cell">
      <style:table-cell-properties style:vertical-align="bottom" fo:padding="0.097cm" fo:border-left="none" fo:border-right="none" fo:border-top="none" fo:border-bottom="0.75pt dashed #bababa"/>
    </style:style>
    <style:style style:name="Tabla13.E2" style:family="table-cell">
      <style:table-cell-properties style:vertical-align="bottom" fo:background-color="transparent" fo:padding="0.097cm" fo:border-left="none" fo:border-right="none" fo:border-top="none" fo:border-bottom="0.75pt dashed #bababa" style:writing-mode="lr-tb">
        <style:background-image/>
      </style:table-cell-properties>
    </style:style>
    <style:style style:name="Tabla13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13.3" style:family="table-row">
      <style:table-row-properties style:min-row-height="0.663cm" fo:background-color="transparent" fo:keep-together="auto">
        <style:background-image/>
      </style:table-row-properties>
    </style:style>
    <style:style style:name="Tabla13.A3" style:family="table-cell">
      <style:table-cell-properties style:vertical-align="bottom" fo:padding="0.097cm" fo:border-left="none" fo:border-right="none" fo:border-top="none" fo:border-bottom="0.75pt dashed #bababa"/>
    </style:style>
    <style:style style:name="Tabla13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3.D3" style:family="table-cell">
      <style:table-cell-properties style:vertical-align="bottom" fo:padding="0.097cm" fo:border-left="none" fo:border-right="none" fo:border-top="none" fo:border-bottom="0.75pt dashed #bababa"/>
    </style:style>
    <style:style style:name="Tabla13.A4" style:family="table-cell">
      <style:table-cell-properties style:vertical-align="bottom" fo:padding="0.097cm" fo:border-left="none" fo:border-right="none" fo:border-top="none" fo:border-bottom="0.75pt dashed #bababa"/>
    </style:style>
    <style:style style:name="Tabla13.C4" style:family="table-cell">
      <style:table-cell-properties style:vertical-align="bottom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3.D4" style:family="table-cell">
      <style:table-cell-properties style:vertical-align="bottom" fo:padding="0.097cm" fo:border-left="none" fo:border-right="none" fo:border-top="none" fo:border-bottom="0.75pt dashed #bababa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4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6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533983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 style:master-page-name="">
      <loext:graphic-properties draw:fill="none"/>
      <style:paragraph-properties fo:margin-left="-0.924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-0.924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24" style:family="paragraph" style:parent-style-name="Standard">
      <loext:graphic-properties draw:fill="none"/>
      <style:paragraph-properties fo:margin-left="0.049cm" fo:margin-right="0.101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33983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6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7" style:family="paragraph" style:parent-style-name="Standard">
      <style:paragraph-properties fo:margin-top="0cm" fo:margin-bottom="0cm" style:contextual-spacing="false" fo:orphans="2" fo:widows="2"/>
      <style:text-properties style:font-name="Arial Nova1" fo:font-size="6pt" fo:language="es" fo:country="ES" fo:font-weight="normal" officeooo:paragraph-rsid="0050b92d" style:letter-kerning="true" style:font-name-asian="Calibri2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30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32" style:family="paragraph" style:parent-style-name="Standard" style:master-page-name="">
      <loext:graphic-properties draw:fill="none"/>
      <style:paragraph-properties fo:margin-left="-0.801cm" fo:margin-right="-1.101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33" style:family="paragraph" style:parent-style-name="Heading_20_2">
      <style:paragraph-properties fo:margin-top="0.199cm" fo:margin-bottom="0.101cm" style:contextual-spacing="false"/>
      <style:text-properties fo:font-weight="normal" officeooo:paragraph-rsid="0050b92d" style:font-weight-asian="normal" style:font-weight-complex="normal"/>
    </style:style>
    <style:style style:name="P34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51f036"/>
    </style:style>
    <style:style style:name="P35" style:family="paragraph" style:parent-style-name="Horizontal_20_Line" style:master-page-name="">
      <loext:graphic-properties draw:fill="none"/>
      <style:paragraph-properties fo:margin-left="-1.175cm" fo:margin-right="0cm" fo:margin-top="0cm" fo:margin-bottom="0.499cm" style:contextual-spacing="false" fo:line-height="15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36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37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855d3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left="0.199cm" fo:margin-right="0.199cm" fo:text-indent="-0.199cm" style:auto-text-indent="false"/>
      <style:text-properties fo:color="#00b0f0" loext:opacity="100%" style:font-name="Consolas" fo:font-size="10.5pt" fo:letter-spacing="normal" fo:text-shadow="none" fo:font-weight="bold" officeooo:rsid="005207fb" officeooo:paragraph-rsid="005207fb" style:font-size-asian="10.5pt" style:font-weight-asian="bold" style:font-size-complex="10.5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9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pt" fo:letter-spacing="normal" fo:font-weight="bold" officeooo:paragraph-rsid="0051f036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pt" fo:letter-spacing="normal" fo:font-weight="bold" officeooo:paragraph-rsid="0051f036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pt" fo:letter-spacing="normal" fo:text-shadow="none" fo:font-weight="bold" officeooo:rsid="0051fdf6" officeooo:paragraph-rsid="0051fdf6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pt" fo:letter-spacing="normal" fo:text-shadow="none" fo:font-weight="bold" officeooo:rsid="005a9a7b" officeooo:paragraph-rsid="0051f036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51f036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start" style:justify-single-word="false" fo:orphans="0" fo:widows="0" fo:text-indent="0.049cm" style:auto-text-indent="false" fo:background-color="transparent" style:writing-mode="lr-tb"/>
      <style:text-properties fo:color="#424242" loext:opacity="100%" style:font-name="Arial Nova1" fo:font-size="12pt" fo:font-weight="bold" officeooo:paragraph-rsid="0051f036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2196f3" loext:opacity="100%" style:font-name="Arial Nova1" fo:font-size="9pt" fo:letter-spacing="-0.021cm" style:text-underline-style="none" fo:font-weight="bold" officeooo:rsid="0051f036" officeooo:paragraph-rsid="0051f036" style:font-size-asian="9pt" style:font-weight-asian="bold" style:font-size-complex="9pt" style:font-weight-complex="bold"/>
    </style:style>
    <style:style style:name="P56" style:family="paragraph" style:parent-style-name="Standard">
      <style:paragraph-properties fo:text-indent="0.025cm" style:auto-text-indent="false">
        <style:tab-stops>
          <style:tab-stop style:position="0.24cm"/>
        </style:tab-stops>
      </style:paragraph-properties>
      <style:text-properties fo:color="#2196f3" loext:opacity="100%" style:font-name="Arial Nova1" fo:font-size="9pt" fo:letter-spacing="-0.021cm" style:text-underline-style="none" fo:font-weight="bold" officeooo:rsid="0051f036" officeooo:paragraph-rsid="0051f036" style:font-size-asian="9pt" style:font-weight-asian="bold" style:font-size-complex="9pt" style:font-weight-complex="bold"/>
    </style:style>
    <style:style style:name="P57" style:family="paragraph" style:parent-style-name="Standard">
      <style:paragraph-properties fo:text-align="center" style:justify-single-word="false" fo:text-indent="0.025cm" style:auto-text-indent="false">
        <style:tab-stops>
          <style:tab-stop style:position="0.24cm"/>
        </style:tab-stops>
      </style:paragraph-properties>
      <style:text-properties fo:color="#2196f3" loext:opacity="100%" style:font-name="Consolas" fo:font-size="10pt" fo:letter-spacing="normal" style:text-underline-style="none" fo:font-weight="bold" officeooo:rsid="0051f036" officeooo:paragraph-rsid="0051f036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196f3" loext:opacity="100%" style:font-name="Segoe UI Symbol" fo:font-size="15pt" fo:letter-spacing="-0.018cm" style:text-underline-style="none" fo:font-weight="bold" officeooo:rsid="0062a223" officeooo:paragraph-rsid="0051f036" style:font-name-asian="Segoe UI Symbol" style:font-size-asian="10pt" style:font-weight-asian="bold" style:font-name-complex="Segoe UI Symbol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2196f3" loext:opacity="100%" officeooo:paragraph-rsid="00533983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1f036" style:font-name-asian="Segoe UI Symbol" style:font-size-asian="10pt" style:font-weight-asian="bold" style:font-name-complex="Segoe UI Symbol" style:font-size-complex="10pt" style:font-weight-complex="bold"/>
    </style:style>
    <style:style style:name="P61" style:family="paragraph" style:parent-style-name="Standard">
      <style:text-properties officeooo:paragraph-rsid="0051f036"/>
    </style:style>
    <style:style style:name="P62" style:family="paragraph" style:parent-style-name="Standard">
      <style:paragraph-properties fo:margin-left="-0.101cm" fo:text-indent="0.049cm" style:auto-text-indent="false"/>
      <style:text-properties officeooo:paragraph-rsid="0051f036"/>
    </style:style>
    <style:style style:name="P63" style:family="paragraph" style:parent-style-name="Standard">
      <style:paragraph-properties fo:margin-left="-0.101cm" fo:text-align="end" style:justify-single-word="false" fo:text-indent="0.049cm" style:auto-text-indent="false"/>
      <style:text-properties officeooo:paragraph-rsid="0051f036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rsid="005e9fcb" officeooo:paragraph-rsid="0051f036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paragraph-rsid="0051f036" style:font-size-asian="10pt" style:font-weight-asian="bold" style:font-size-complex="10pt" style:font-weight-complex="bold"/>
    </style:style>
    <style:style style:name="P66" style:family="paragraph" style:parent-style-name="Standard">
      <style:paragraph-properties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paragraph-rsid="0051f036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.199cm" fo:margin-right="0.199cm" fo:text-indent="-0.199cm" style:auto-text-indent="false"/>
      <style:text-properties fo:color="#616161" loext:opacity="100%" style:font-name="KG Tightrope" fo:font-size="10.5pt" fo:letter-spacing="normal" fo:text-shadow="none" fo:font-weight="bold" officeooo:rsid="005207fb" officeooo:paragraph-rsid="005207fb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top="0cm" fo:margin-bottom="0cm" style:contextual-spacing="false" fo:orphans="2" fo:widows="2"/>
      <style:text-properties officeooo:paragraph-rsid="0050b92d"/>
    </style:style>
    <style:style style:name="P69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line-height="108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70" style:family="paragraph" style:parent-style-name="Standard">
      <style:paragraph-properties>
        <style:tab-stops>
          <style:tab-stop style:position="0.095cm"/>
        </style:tab-stops>
      </style:paragraph-properties>
      <style:text-properties fo:color="#ffdada" loext:opacity="100%" style:font-name="KG Tightrope" fo:font-size="12pt" fo:letter-spacing="0.014cm" fo:text-shadow="1pt 1pt" fo:font-weight="bold" officeooo:rsid="005e9fcb" officeooo:paragraph-rsid="0051f036" style:font-size-asian="10pt" style:font-weight-asian="bold" style:font-size-complex="10pt" style:font-weight-complex="bold"/>
    </style:style>
    <style:style style:name="P71" style:family="paragraph" style:parent-style-name="Heading_20_1" style:master-page-name="">
      <loext:graphic-properties draw:fill="none" draw:fill-color="#729fcf"/>
      <style:paragraph-properties fo:margin-left="-1.9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style:page-number="auto" fo:background-color="transparent" fo:keep-with-next="always" text:number-lines="true" text:line-number="0" style:writing-mode="lr-tb"/>
      <style:text-properties fo:color="#44546a" loext:opacity="100%" style:font-name="AGRESSIVE" fo:font-size="18pt" fo:text-shadow="none" officeooo:rsid="0034421b" officeooo:paragraph-rsid="0064df72" style:font-size-asian="14pt" style:font-size-complex="14pt"/>
    </style:style>
    <style:style style:name="P72" style:family="paragraph" style:parent-style-name="Heading_20_2">
      <style:paragraph-properties fo:margin-left="-2.101cm" fo:margin-top="0.7cm" fo:margin-bottom="0.101cm" style:contextual-spacing="false" fo:line-height="150%"/>
      <style:text-properties officeooo:paragraph-rsid="00615a31"/>
    </style:style>
    <style:style style:name="P73" style:family="paragraph" style:parent-style-name="Heading_20_2">
      <style:paragraph-properties fo:margin-left="-2.101cm" fo:margin-top="1.3cm" fo:margin-bottom="0.101cm" style:contextual-spacing="false" fo:line-height="150%"/>
      <style:text-properties officeooo:paragraph-rsid="0061a5e3"/>
    </style:style>
    <style:style style:name="P74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64df72"/>
    </style:style>
    <style:style style:name="P75" style:family="paragraph" style:parent-style-name="Heading_20_2">
      <loext:graphic-properties draw:fill="none" draw:fill-color="#729fcf"/>
      <style:paragraph-properties fo:margin-left="-2cm" fo:margin-right="0cm" fo:margin-top="0.499cm" fo:margin-bottom="0.101cm" style:contextual-spacing="false" fo:line-height="200%" fo:text-align="start" style:justify-single-word="false" fo:orphans="2" fo:widows="2" fo:text-indent="0cm" style:auto-text-indent="false" fo:background-color="transparent" style:writing-mode="lr-tb"/>
      <style:text-properties officeooo:paragraph-rsid="005052ee"/>
    </style:style>
    <style:style style:name="P76" style:family="paragraph" style:parent-style-name="Heading_20_3" style:list-style-name="L1" style:master-page-name="">
      <loext:graphic-properties draw:fill="none" draw:fill-color="#729fcf"/>
      <style:paragraph-properties fo:margin-left="-1cm" fo:margin-right="0cm" fo:margin-top="0.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443cm"/>
        </style:tab-stops>
      </style:paragraph-properties>
      <style:text-properties officeooo:paragraph-rsid="0051f036"/>
    </style:style>
    <style:style style:name="P77" style:family="paragraph" style:parent-style-name="Heading_20_3" style:list-style-name="L2" style:master-page-name="">
      <loext:graphic-properties draw:fill="none" draw:fill-color="#729fcf"/>
      <style:paragraph-properties fo:margin-left="-0.924cm" fo:margin-right="-1.101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78" style:family="paragraph" style:parent-style-name="Heading_20_3" style:list-style-name="L2" style:master-page-name="">
      <loext:graphic-properties draw:fill="none" draw:fill-color="#729fcf"/>
      <style:paragraph-properties fo:margin-left="-1cm" fo:margin-right="-1.101cm" fo:margin-top="0.199cm" fo:margin-bottom="0.101cm" style:contextual-spacing="false" fo:line-height="150%" fo:text-align="start" style:justify-single-word="false" fo:orphans="2" fo:widows="2" fo:text-indent="-0.9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79" style:family="paragraph" style:parent-style-name="Heading_20_3" style:list-style-name="L2">
      <style:paragraph-properties fo:margin-left="-1cm" fo:margin-right="-1.101cm" fo:margin-top="0.9cm" fo:margin-bottom="0.101cm" style:contextual-spacing="false" fo:line-height="150%" fo:text-indent="-0.9cm" style:auto-text-indent="false">
        <style:tab-stops>
          <style:tab-stop style:position="1.102cm"/>
        </style:tab-stops>
      </style:paragraph-properties>
      <style:text-properties officeooo:paragraph-rsid="005a4d0e"/>
    </style:style>
    <style:style style:name="P80" style:family="paragraph" style:parent-style-name="Heading_20_3" style:list-style-name="L2" style:master-page-name="">
      <loext:graphic-properties draw:fill="none" draw:fill-color="#729fcf"/>
      <style:paragraph-properties fo:margin-left="-0.975cm" fo:margin-right="-1.101cm" fo:margin-top="0.7cm" fo:margin-bottom="0.101cm" style:contextual-spacing="false" fo:line-height="10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81" style:family="paragraph" style:parent-style-name="Heading_20_3" style:list-style-name="L2" style:master-page-name="">
      <loext:graphic-properties draw:fill="none" draw:fill-color="#729fcf"/>
      <style:paragraph-properties fo:margin-left="-0.924cm" fo:margin-right="-1.101cm" fo:margin-top="0.7cm" fo:margin-bottom="0.101cm" style:contextual-spacing="false" fo:line-height="10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82" style:family="paragraph" style:parent-style-name="Heading_20_3" style:list-style-name="L2" style:master-page-name="">
      <style:paragraph-properties fo:margin-left="-1cm" fo:margin-right="-1.101cm" fo:margin-top="0.3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83" style:family="paragraph" style:parent-style-name="Heading_20_3" style:list-style-name="L4" style:master-page-name="">
      <loext:graphic-properties draw:fill="none" draw:fill-color="#729fcf"/>
      <style:paragraph-properties fo:margin-left="-1.199cm" fo:margin-right="0cm" fo:margin-top="0.199cm" fo:margin-bottom="0.101cm" style:contextual-spacing="false" fo:line-height="115%" fo:text-align="start" style:justify-single-word="false" fo:keep-together="always" fo:orphans="2" fo:widows="2" fo:text-indent="-0.80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4df72"/>
    </style:style>
    <style:style style:name="P84" style:family="paragraph" style:parent-style-name="Heading_20_3" style:list-style-name="L4" style:master-page-name="">
      <loext:graphic-properties draw:fill="none" draw:fill-color="#729fcf"/>
      <style:paragraph-properties fo:margin-left="-1.199cm" fo:margin-right="0cm" fo:margin-top="0.199cm" fo:margin-bottom="0.101cm" style:contextual-spacing="false" fo:line-height="115%" fo:text-align="start" style:justify-single-word="false" fo:keep-together="always" fo:orphans="2" fo:widows="2" fo:text-indent="-0.80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4df72"/>
    </style:style>
    <style:style style:name="P85" style:family="paragraph" style:parent-style-name="Heading_20_3" style:list-style-name="L3" style:master-page-name="">
      <style:paragraph-properties fo:margin-left="-0.3cm" fo:margin-top="0.4cm" fo:margin-bottom="0.101cm" style:contextual-spacing="false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86" style:family="paragraph" style:parent-style-name="Heading_20_3" style:list-style-name="L3">
      <style:paragraph-properties fo:margin-left="-0.3cm" fo:margin-top="0.4cm" fo:margin-bottom="0.101cm" style:contextual-spacing="false" fo:text-indent="-1.101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d50dd"/>
    </style:style>
    <style:style style:name="P87" style:family="paragraph" style:parent-style-name="Heading_20_3" style:list-style-name="L2" style:master-page-name="">
      <style:paragraph-properties fo:margin-left="-1cm" fo:margin-right="-1.101cm" fo:margin-top="0.4cm" fo:margin-bottom="0.101cm" style:contextual-spacing="false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88" style:family="paragraph" style:parent-style-name="Heading_20_3" style:list-style-name="L3" style:master-page-name="">
      <style:paragraph-properties fo:margin-left="-0.3cm" fo:margin-top="0.4cm" fo:margin-bottom="0.101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rial Nova1" fo:font-size="11pt" fo:text-shadow="1pt 1pt" fo:font-weight="bold" officeooo:paragraph-rsid="005a4d0e" style:font-size-asian="11pt" style:font-weight-asian="bold" style:font-size-complex="11pt" style:font-weight-complex="bold"/>
    </style:style>
    <style:style style:name="P89" style:family="paragraph" style:parent-style-name="Heading_20_3" style:list-style-name="L3" style:master-page-name="">
      <style:paragraph-properties fo:margin-left="-0.3cm" fo:margin-top="0.4cm" fo:margin-bottom="0.101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rial Nova1" fo:font-size="11pt" fo:text-shadow="1pt 1pt" fo:font-weight="bold" officeooo:paragraph-rsid="005d50dd" style:font-size-asian="11pt" style:font-weight-asian="bold" style:font-size-complex="11pt" style:font-weight-complex="bold"/>
    </style:style>
    <style:style style:name="P90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50b92d"/>
    </style:style>
    <style:style style:name="P91" style:family="paragraph" style:parent-style-name="Horizontal_20_Line" style:master-page-name="">
      <loext:graphic-properties draw:fill="none"/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92" style:family="paragraph" style:parent-style-name="Horizontal_20_Line" style:master-page-name="">
      <loext:graphic-properties draw:fill="none"/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93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94" style:family="paragraph" style:parent-style-name="Standard">
      <loext:graphic-properties draw:fill="none" draw:fill-color="#729fcf"/>
      <style:paragraph-properties fo:margin-left="0.101cm" fo:margin-right="0cm" fo:margin-top="0.199cm" fo:margin-bottom="0.101cm" style:contextual-spacing="false" fo:line-height="100%" fo:text-align="start" style:justify-single-word="false" fo:orphans="2" fo:widows="2" fo:text-indent="0.049cm" style:auto-text-indent="false" fo:background-color="transparent" style:writing-mode="lr-tb"/>
      <style:text-properties officeooo:paragraph-rsid="005f0b87"/>
    </style:style>
    <style:style style:name="P95" style:family="paragraph" style:parent-style-name="Standard">
      <loext:graphic-properties draw:fill="none" draw:fill-color="#729fcf"/>
      <style:paragraph-properties fo:margin-left="0cm" fo:margin-right="0cm" fo:margin-top="0.199cm" fo:margin-bottom="0.101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officeooo:paragraph-rsid="005f0b87"/>
    </style:style>
    <style:style style:name="P96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97" style:family="paragraph" style:parent-style-name="Standard" style:list-style-name="">
      <loext:graphic-properties draw:fill="none" draw:fill-color="#729fcf"/>
      <style:paragraph-properties fo:margin-left="-0.924cm" fo:margin-right="-1.101cm" fo:margin-top="0.199cm" fo:margin-bottom="0.101cm" style:contextual-spacing="false" fo:line-height="15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531b6"/>
    </style:style>
    <style:style style:name="P98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normal" officeooo:paragraph-rsid="005531b6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99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normal" officeooo:paragraph-rsid="005d50dd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100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normal" officeooo:paragraph-rsid="005531b6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101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normal" officeooo:paragraph-rsid="005d50dd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102" style:family="paragraph" style:parent-style-name="Standard">
      <style:paragraph-properties fo:margin-top="0cm" fo:margin-bottom="0cm" style:contextual-spacing="false" fo:orphans="2" fo:widows="2"/>
      <style:text-properties style:font-name="Arial Nova Cond" fo:font-size="11pt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96%" fo:orphans="2" fo:widows="2"/>
      <style:text-properties style:font-name="Arial Nova Cond" fo:font-size="11pt" fo:letter-spacing="-0.014cm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96%" fo:orphans="2" fo:widows="2"/>
      <style:text-properties style:font-name="Arial Nova Cond" fo:font-size="11pt" fo:letter-spacing="-0.014cm" fo:font-weight="normal" officeooo:paragraph-rsid="0050b92d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left="-1cm" fo:margin-right="-1.101cm" fo:margin-top="0cm" fo:margin-bottom="0.101cm" style:contextual-spacing="false" fo:line-height="100%" fo:text-indent="0cm" style:auto-text-indent="false">
        <style:tab-stops>
          <style:tab-stop style:position="1.102cm"/>
        </style:tab-stops>
      </style:paragraph-properties>
      <style:text-properties officeooo:paragraph-rsid="005d50dd" style:language-asian="es" style:country-asian="ES"/>
    </style:style>
    <style:style style:name="P106" style:family="paragraph" style:parent-style-name="Standard">
      <style:paragraph-properties fo:text-align="center" style:justify-single-word="false"/>
      <style:text-properties officeooo:paragraph-rsid="00615a31"/>
    </style:style>
    <style:style style:name="P107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.3cm" style:auto-text-indent="false" fo:background-color="transparent" style:writing-mode="lr-tb">
        <style:tab-stops>
          <style:tab-stop style:position="0.095cm"/>
        </style:tab-stops>
      </style:paragraph-properties>
      <style:text-properties fo:color="#156082" loext:opacity="100%" style:font-name="KG Tightrope" fo:font-size="10pt" fo:letter-spacing="0.014cm" fo:text-shadow="none" fo:font-weight="bold" officeooo:paragraph-rsid="00615a31" style:font-size-asian="10pt" style:font-weight-asian="bold" style:font-size-complex="10pt" style:font-weight-complex="bold"/>
    </style:style>
    <style:style style:name="P108" style:family="paragraph" style:parent-style-name="Standard">
      <loext:graphic-properties draw:fill="none"/>
      <style:paragraph-properties fo:margin-left="0.101cm" fo:margin-right="0.499cm" fo:margin-top="0cm" fo:margin-bottom="0cm" style:contextual-spacing="true" fo:line-height="200%" fo:text-align="end" style:justify-single-word="false" fo:orphans="0" fo:widows="0" fo:text-indent="0cm" style:auto-text-indent="false" fo:background-color="transparent" style:writing-mode="lr-tb">
        <style:tab-stops>
          <style:tab-stop style:position="0.095cm"/>
        </style:tab-stops>
      </style:paragraph-properties>
      <style:text-properties fo:color="#156082" loext:opacity="100%" style:font-name="KG Tightrope" fo:font-size="10pt" fo:letter-spacing="0.014cm" fo:text-shadow="none" fo:font-weight="bold" officeooo:paragraph-rsid="00615a31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text-align="center" style:justify-single-word="false">
        <style:tab-stops>
          <style:tab-stop style:position="0.095cm"/>
        </style:tab-stops>
      </style:paragraph-properties>
      <style:text-properties fo:color="#156082" loext:opacity="100%" style:font-name="KG Tightrope" fo:font-size="14pt" fo:letter-spacing="0.014cm" fo:text-shadow="none" fo:font-weight="bold" officeooo:paragraph-rsid="00615a31" style:font-size-asian="10pt" style:font-weight-asian="bold" style:font-size-complex="10pt" style:font-weight-complex="bold"/>
    </style:style>
    <style:style style:name="P110" style:family="paragraph" style:parent-style-name="Standard">
      <style:paragraph-properties>
        <style:tab-stops/>
      </style:paragraph-properties>
      <style:text-properties officeooo:paragraph-rsid="0061a5e3"/>
    </style:style>
    <style:style style:name="P111" style:family="paragraph" style:parent-style-name="Standard">
      <style:paragraph-properties fo:text-align="center" style:justify-single-word="false" fo:text-indent="0.025cm" style:auto-text-indent="false">
        <style:tab-stops>
          <style:tab-stop style:position="0.24cm"/>
        </style:tab-stops>
      </style:paragraph-properties>
      <style:text-properties fo:color="#2196f3" loext:opacity="100%" style:font-name="Consolas" fo:font-size="10pt" fo:letter-spacing="normal" style:text-underline-style="none" fo:font-weight="bold" officeooo:rsid="0051f036" officeooo:paragraph-rsid="0051f036" style:font-size-asian="10pt" style:font-weight-asian="bold" style:font-size-complex="10pt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.4cm" style:auto-text-indent="false" fo:background-color="transparent" style:writing-mode="lr-tb">
        <style:tab-stops>
          <style:tab-stop style:position="0.24cm"/>
        </style:tab-stops>
      </style:paragraph-properties>
      <style:text-properties fo:color="#2196f3" loext:opacity="100%" style:font-name="Arial Nova1" fo:font-size="9pt" fo:letter-spacing="-0.021cm" style:text-underline-style="none" fo:font-weight="bold" officeooo:rsid="0051f036" officeooo:paragraph-rsid="0063f5d5" style:font-size-asian="9pt" style:font-weight-asian="bold" style:font-size-complex="9pt" style:font-weight-complex="bold"/>
    </style:style>
    <style:style style:name="P113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5ffd94" officeooo:paragraph-rsid="0064df72" style:font-size-asian="10.5pt" style:font-weight-asian="bold" style:font-size-complex="10.5pt" style:font-weight-complex="bold"/>
    </style:style>
    <style:style style:name="P114" style:family="paragraph" style:parent-style-name="Standard">
      <style:text-properties fo:color="#2196f3" loext:opacity="100%" style:font-name="KG Tightrope" fo:font-size="10.5pt" fo:letter-spacing="0.011cm" fo:text-shadow="none" fo:font-weight="bold" officeooo:rsid="005ffd94" officeooo:paragraph-rsid="0064df72" style:font-size-asian="10.5pt" style:font-weight-asian="bold" style:font-size-complex="10.5pt" style:font-weight-complex="bold"/>
    </style:style>
    <style:style style:name="P115" style:family="paragraph" style:parent-style-name="Standard">
      <style:text-properties fo:color="#2196f3" loext:opacity="100%" style:font-name="KG Tightrope" fo:font-size="10.5pt" fo:letter-spacing="0.011cm" fo:text-shadow="none" fo:font-weight="bold" officeooo:rsid="0060a0f6" officeooo:paragraph-rsid="0064df72" style:font-size-asian="10.5pt" style:font-weight-asian="bold" style:font-size-complex="10.5pt" style:font-weight-complex="bold"/>
    </style:style>
    <style:style style:name="P116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60408d" officeooo:paragraph-rsid="0064df72" style:font-size-asian="10.5pt" style:font-weight-asian="bold" style:font-size-complex="10.5pt" style:font-weight-complex="bold"/>
    </style:style>
    <style:style style:name="P117" style:family="paragraph" style:parent-style-name="Standard">
      <style:text-properties fo:color="#2196f3" loext:opacity="100%" style:font-name="KG Tightrope" fo:font-size="10.5pt" fo:letter-spacing="-0.018cm" fo:text-shadow="none" fo:font-weight="bold" officeooo:rsid="005ffd94" officeooo:paragraph-rsid="0064df72" style:font-size-asian="10.5pt" style:font-weight-asian="bold" style:font-size-complex="10.5pt" style:font-weight-complex="bold"/>
    </style:style>
    <style:style style:name="P118" style:family="paragraph" style:parent-style-name="Standard">
      <style:text-properties fo:color="#2196f3" loext:opacity="100%" style:font-name="KG Tightrope" fo:font-size="10.5pt" fo:letter-spacing="normal" fo:text-shadow="none" fo:font-weight="bold" officeooo:rsid="006173d7" officeooo:paragraph-rsid="0064df72" style:font-size-asian="10.5pt" style:font-weight-asian="bold" style:font-size-complex="10.5pt" style:font-weight-complex="bold"/>
    </style:style>
    <style:style style:name="P119" style:family="paragraph" style:parent-style-name="Standard">
      <style:paragraph-properties fo:text-indent="0.4cm" style:auto-text-indent="false">
        <style:tab-stops>
          <style:tab-stop style:position="0.24cm"/>
        </style:tab-stops>
      </style:paragraph-properties>
      <style:text-properties officeooo:paragraph-rsid="0051f036"/>
    </style:style>
    <style:style style:name="P120" style:family="paragraph" style:parent-style-name="Standard">
      <style:paragraph-properties fo:margin-left="0.101cm"/>
      <style:text-properties officeooo:rsid="005c9cf1" officeooo:paragraph-rsid="0064df72"/>
    </style:style>
    <style:style style:name="P121" style:family="paragraph" style:parent-style-name="Standard">
      <style:paragraph-properties fo:margin-left="0.101cm"/>
      <style:text-properties officeooo:rsid="005f1398" officeooo:paragraph-rsid="0064df72"/>
    </style:style>
    <style:style style:name="P122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.5pt" fo:letter-spacing="normal" fo:text-shadow="none" fo:font-weight="bold" officeooo:rsid="005a9a7b" officeooo:paragraph-rsid="0064df72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text-shadow="none" fo:font-weight="bold" officeooo:rsid="005a9a7b" officeooo:paragraph-rsid="0064df72" style:font-size-asian="10.5pt" style:font-weight-asian="bold" style:font-size-complex="10.5pt" style:font-weight-complex="bold"/>
    </style:style>
    <style:style style:name="P124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64df72" style:font-size-asian="10.5pt" style:font-weight-asian="bold" style:font-size-complex="10.5pt" style:font-weight-complex="bold"/>
    </style:style>
    <style:style style:name="P12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4df72" style:font-size-asian="12pt" style:font-weight-asian="bold" style:font-size-complex="12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1" fo:font-size="10pt" fo:letter-spacing="-0.071cm" fo:font-weight="bold" officeooo:paragraph-rsid="0064df72" style:font-size-asian="10pt" style:font-weight-asian="bold" style:font-size-complex="10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4df72" style:font-name-asian="Segoe UI Symbol" style:font-size-asian="6pt" style:font-weight-asian="bold" style:font-name-complex="Segoe UI Symbol" style:font-size-complex="6pt" style:font-weight-complex="bold"/>
    </style:style>
    <style:style style:name="P128" style:family="paragraph" style:parent-style-name="Standard">
      <style:text-properties officeooo:paragraph-rsid="0064df72"/>
    </style:style>
    <style:style style:name="P129" style:family="paragraph" style:parent-style-name="Standard">
      <style:paragraph-properties fo:margin-left="0.101cm"/>
      <style:text-properties officeooo:paragraph-rsid="0064df72"/>
    </style:style>
    <style:style style:name="P130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46524e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normal" style:master-page-name="">
      <loext:graphic-properties draw:fill="none"/>
      <style:paragraph-properties fo:margin-left="-0.3cm" fo:margin-right="-2.3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f0b87"/>
    </style:style>
    <style:style style:name="P133" style:family="paragraph" style:parent-style-name="normal" style:master-page-name="">
      <loext:graphic-properties draw:fill="none"/>
      <style:paragraph-properties fo:margin-left="-0.3cm" fo:margin-right="-2.3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d50dd"/>
    </style:style>
    <style:style style:name="P134" style:family="paragraph">
      <loext:graphic-properties draw:fill="none" draw:fill-color="#e0e0e0"/>
      <style:paragraph-properties style:writing-mode="lr-tb"/>
      <style:text-properties fo:font-size="11pt"/>
    </style:style>
    <style:style style:name="P1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f4d78" loext:opacity="100%" style:font-name="Consolas" fo:font-size="12pt" fo:letter-spacing="-0.018cm" fo:font-style="normal" fo:text-shadow="1pt 1pt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5" style:family="text">
      <style:text-properties fo:color="#1f4d78" loext:opacity="100%" style:font-name="Consolas" fo:font-size="12pt" fo:letter-spacing="-0.018cm" fo:font-style="normal" fo:text-shadow="1pt 1pt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bold"/>
    </style:style>
    <style:style style:name="T6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156082" loext:opacity="100%" style:font-name="AGRESSIVE" fo:font-size="12pt" fo:font-weight="bold" officeooo:rsid="005f0b87" style:font-name-asian="Aptos3" style:font-size-asian="12pt" style:font-weight-asian="bold" style:font-name-complex="Noto Sans Arabic" style:font-size-complex="12pt" style:font-weight-complex="bold"/>
    </style:style>
    <style:style style:name="T8" style:family="text">
      <style:text-properties fo:color="#156082" loext:opacity="100%" style:font-name="Segoe UI Symbol" fo:font-size="18pt" fo:font-weight="bold" officeooo:rsid="005f0b87" style:font-name-asian="Segoe UI Symbol" style:font-size-asian="12pt" style:font-weight-asian="bold" style:font-name-complex="Segoe UI Symbol" style:font-size-complex="12pt" style:font-weight-complex="bold"/>
    </style:style>
    <style:style style:name="T9" style:family="text">
      <style:text-properties fo:color="#156082" loext:opacity="100%" style:font-name="Segoe UI Symbol" fo:font-size="11pt" fo:letter-spacing="0.014cm" fo:text-shadow="none" fo:font-weight="bold" officeooo:rsid="0061a5e3" style:font-name-asian="Segoe UI Symbol" style:font-size-asian="13pt" style:font-weight-asian="bold" style:font-name-complex="Segoe UI Symbol" style:font-size-complex="13pt" style:font-weight-complex="bold"/>
    </style:style>
    <style:style style:name="T10" style:family="text">
      <style:text-properties fo:color="#156082" loext:opacity="100%" style:font-name="KG Tightrope" fo:font-size="10pt" fo:letter-spacing="0.014cm" fo:text-shadow="none" fo:font-weight="bold" style:font-size-asian="10pt" style:font-weight-asian="bold" style:font-size-complex="10pt" style:font-weight-complex="bold"/>
    </style:style>
    <style:style style:name="T11" style:family="text">
      <style:text-properties fo:color="#156082" loext:opacity="100%" style:font-name="KG Tightrope" fo:font-size="10pt" fo:letter-spacing="0.014cm" fo:text-shadow="none" fo:font-weight="bold" officeooo:rsid="0061a5e3" style:font-size-asian="10pt" style:font-weight-asian="bold" style:font-size-complex="10pt" style:font-weight-complex="bold"/>
    </style:style>
    <style:style style:name="T12" style:family="text">
      <style:text-properties fo:color="#156082" loext:opacity="100%" style:font-name="KG Tightrope" fo:font-size="10pt" fo:letter-spacing="normal" fo:text-shadow="none" fo:font-weight="bold" style:font-size-asian="10pt" style:font-weight-asian="bold" style:font-size-complex="10pt" style:font-weight-complex="bold"/>
    </style:style>
    <style:style style:name="T13" style:family="text">
      <style:text-properties fo:color="#156082" loext:opacity="100%" style:font-name="KG Tightrope" fo:font-size="10pt" fo:letter-spacing="normal" fo:text-shadow="none" fo:font-weight="bold" officeooo:rsid="0061a5e3" style:font-size-asian="10pt" style:font-weight-asian="bold" style:font-size-complex="10pt" style:font-weight-complex="bold"/>
    </style:style>
    <style:style style:name="T14" style:family="text">
      <style:text-properties fo:color="#156082" loext:opacity="100%" style:font-name="KG Tightrope" fo:font-size="11pt" fo:letter-spacing="0.014cm" fo:text-shadow="none" fo:font-weight="bold" style:font-size-asian="13pt" style:font-weight-asian="bold" style:font-size-complex="13pt" style:font-weight-complex="bold"/>
    </style:style>
    <style:style style:name="T15" style:family="text">
      <style:text-properties fo:color="#156082" loext:opacity="100%" style:font-name="KG Tightrope" fo:font-size="11pt" fo:letter-spacing="0.014cm" fo:text-shadow="none" fo:font-weight="bold" officeooo:rsid="0061a5e3" style:font-size-asian="13pt" style:font-weight-asian="bold" style:font-size-complex="13pt" style:font-weight-complex="bold"/>
    </style:style>
    <style:style style:name="T16" style:family="text">
      <style:text-properties fo:color="#156082" loext:opacity="100%" style:font-name="KG Tightrope" fo:font-size="11pt" fo:letter-spacing="0.014cm" fo:text-shadow="none" fo:font-weight="bold" officeooo:rsid="00615a31" style:font-size-asian="13pt" style:font-weight-asian="bold" style:font-size-complex="13pt" style:font-weight-complex="bold"/>
    </style:style>
    <style:style style:name="T17" style:family="text">
      <style:text-properties fo:letter-spacing="-0.053cm"/>
    </style:style>
    <style:style style:name="T18" style:family="text">
      <style:text-properties fo:font-variant="normal" fo:text-transform="none"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9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normal"/>
    </style:style>
    <style:style style:name="T20" style:family="text">
      <style:text-properties fo:color="#00b0f0" loext:opacity="100%" style:font-name="Consolas" fo:font-size="14pt" fo:letter-spacing="normal" fo:font-style="normal" fo:font-weight="bold" officeooo:rsid="005f0b8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normal"/>
    </style:style>
    <style:style style:name="T21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22" style:family="text">
      <style:text-properties fo:color="#00b0f0" loext:opacity="100%" style:font-name="Consolas" fo:font-size="14pt" fo:letter-spacing="normal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normal"/>
    </style:style>
    <style:style style:name="T23" style:family="text">
      <style:text-properties officeooo:rsid="0035a850"/>
    </style:style>
    <style:style style:name="T24" style:family="text">
      <style:text-properties fo:color="#3f51b5" loext:opacity="100%" style:font-name="Ethnocentric Rg"/>
    </style:style>
    <style:style style:name="T25" style:family="text">
      <style:text-properties fo:color="#3f51b5" loext:opacity="100%" style:font-name="Ethnocentric Rg" officeooo:rsid="0050b92d"/>
    </style:style>
    <style:style style:name="T26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27" style:family="text">
      <style:text-properties fo:color="#3f51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28" style:family="text">
      <style:text-properties fo:color="#3f51b5" loext:opacity="100%" style:font-name="Ethnocentric Rg" fo:font-size="12pt" fo:font-weight="bold" officeooo:rsid="0061a5e3" style:font-size-asian="12pt" style:font-weight-asian="bold" style:font-size-complex="12pt" style:font-weight-complex="bold"/>
    </style:style>
    <style:style style:name="T29" style:family="text">
      <style:text-properties fo:color="#3f51b5" loext:opacity="100%" style:font-name="Ethnocentric Rg" fo:font-size="12pt" officeooo:rsid="00615a31" style:font-size-asian="12pt" style:font-size-complex="12pt"/>
    </style:style>
    <style:style style:name="T30" style:family="text">
      <style:text-properties fo:color="#3f51b5" loext:opacity="100%" style:font-name="Ethnocentric Rg" officeooo:rsid="0050cb18"/>
    </style:style>
    <style:style style:name="T31" style:family="text">
      <style:text-properties fo:color="#3f51b5" loext:opacity="100%" style:font-name="Ethnocentric Rg" officeooo:rsid="005855d3"/>
    </style:style>
    <style:style style:name="T32" style:family="text">
      <style:text-properties fo:color="#880e4f" loext:opacity="100%" style:font-name="Ethnocentric Rg" fo:font-size="9pt" fo:letter-spacing="normal" fo:font-style="normal" fo:font-weight="normal" officeooo:rsid="00331477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33" style:family="text">
      <style:text-properties fo:color="#880e4f" loext:opacity="100%" style:font-name="Ethnocentric Rg" fo:font-size="9pt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5" style:family="text">
      <style:text-properties fo:color="#880e4f" loext:opacity="100%" style:font-name="Ethnocentric Rg" fo:letter-spacing="normal" fo:font-style="normal" fo:font-weight="normal" officeooo:rsid="005a4d0e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6" style:family="text">
      <style:text-properties fo:color="#880e4f" loext:opacity="100%" style:font-name="Ethnocentric Rg" fo:letter-spacing="normal" fo:font-style="normal" fo:font-weight="normal" officeooo:rsid="005b1b7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7" style:family="text">
      <style:text-properties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8" style:family="text">
      <style:text-properties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9" style:family="text">
      <style:text-properties fo:color="#880e4f" loext:opacity="100%" style:font-name="Ethnocentric Rg" fo:font-size="10pt" fo:letter-spacing="-0.035cm" fo:font-style="normal" fo:font-weight="normal" officeooo:rsid="005a4d0e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color="#880e4f" loext:opacity="100%" style:font-name="Consolas" fo:font-size="12pt" fo:letter-spacing="-0.053cm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41" style:family="text">
      <style:text-properties fo:color="#880e4f" loext:opacity="100%" style:font-name="Consolas" fo:font-size="12pt" fo:letter-spacing="-0.053cm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bold"/>
    </style:style>
    <style:style style:name="T42" style:family="text">
      <style:text-properties style:font-name="Arial Nova" fo:font-size="10pt" style:font-size-asian="10pt" style:font-size-complex="10pt"/>
    </style:style>
    <style:style style:name="T43" style:family="text">
      <style:text-properties style:font-name="Arial Nova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4" style:family="text">
      <style:text-properties fo:color="#ed7d31" loext:opacity="100%" style:font-name="Cascadia Code" fo:font-size="10pt" style:font-size-asian="10pt" style:font-name-complex="Cascadia Code1" style:font-size-complex="10pt">
        <loext:char-complex-color loext:theme-type="accent2" loext:color-type="theme"/>
      </style:text-properties>
    </style:style>
    <style:style style:name="T45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46" style:family="text">
      <style:text-properties fo:font-size="7pt" fo:letter-spacing="-0.025cm" fo:font-weight="bold" style:font-size-asian="7pt" style:language-asian="es" style:country-asian="ES" style:font-weight-asian="bold" style:font-size-complex="7pt" style:font-weight-complex="bold"/>
    </style:style>
    <style:style style:name="T47" style:family="text">
      <style:text-properties fo:font-size="7pt" fo:letter-spacing="-0.025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48" style:family="text">
      <style:text-properties fo:font-size="7pt" officeooo:rsid="0063f5d5" style:font-size-asian="7pt" style:font-size-complex="7pt"/>
    </style:style>
    <style:style style:name="T49" style:family="text">
      <style:text-properties officeooo:rsid="0051f036"/>
    </style:style>
    <style:style style:name="T50" style:family="text">
      <style:text-properties fo:color="#2196f3" loext:opacity="100%"/>
    </style:style>
    <style:style style:name="T51" style:family="text">
      <style:text-properties fo:color="#2196f3" loext:opacity="100%" style:font-name="Arial Nova1" fo:font-size="9pt" fo:letter-spacing="-0.021cm" style:text-underline-style="none" fo:font-weight="bold" style:font-size-asian="9pt" style:font-weight-asian="bold" style:font-size-complex="9pt" style:font-weight-complex="bold"/>
    </style:style>
    <style:style style:name="T52" style:family="text">
      <style:text-properties fo:color="#2196f3" loext:opacity="100%" style:font-name="Arial Nova1" fo:font-size="9pt" fo:letter-spacing="-0.021cm" style:text-underline-style="none" fo:font-weight="bold" officeooo:rsid="0051f036" style:font-size-asian="9pt" style:font-weight-asian="bold" style:font-size-complex="9pt" style:font-weight-complex="bold"/>
    </style:style>
    <style:style style:name="T53" style:family="text">
      <style:text-properties fo:color="#2196f3" loext:opacity="100%" style:font-name="Arial Nova1" fo:font-size="9pt" fo:letter-spacing="-0.021cm" style:text-underline-style="none" fo:font-weight="bold" officeooo:rsid="00615a31" style:font-size-asian="9pt" style:font-weight-asian="bold" style:font-size-complex="9pt" style:font-weight-complex="bold"/>
    </style:style>
    <style:style style:name="T54" style:family="text">
      <style:text-properties fo:color="#2196f3" loext:opacity="100%" style:font-name="Arial Nova1" fo:font-size="9pt" fo:letter-spacing="-0.021cm" style:text-underline-style="none" fo:font-weight="bold" officeooo:rsid="0063f5d5" style:font-size-asian="9pt" style:font-weight-asian="bold" style:font-size-complex="9pt" style:font-weight-complex="bold"/>
    </style:style>
    <style:style style:name="T55" style:family="text">
      <style:text-properties fo:color="#2196f3" loext:opacity="100%" style:font-name="Arial Nova1" fo:font-size="9pt" fo:letter-spacing="-0.021cm" style:text-underline-style="none" fo:font-weight="bold" officeooo:rsid="0058c8f8" style:font-size-asian="9pt" style:font-weight-asian="bold" style:font-size-complex="9pt" style:font-weight-complex="bold"/>
    </style:style>
    <style:style style:name="T56" style:family="text">
      <style:text-properties fo:color="#2196f3" loext:opacity="100%" style:font-name="Arial Nova1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57" style:family="text">
      <style:text-properties fo:color="#2196f3" loext:opacity="100%" style:font-name="Arial Nova1" fo:font-size="9pt" fo:letter-spacing="-0.021cm" style:text-underline-style="none" fo:font-weight="bold" officeooo:rsid="005f1398" style:font-size-asian="9pt" style:font-weight-asian="bold" style:font-size-complex="9pt" style:font-weight-complex="bold"/>
    </style:style>
    <style:style style:name="T58" style:family="text">
      <style:text-properties fo:color="#2196f3" loext:opacity="100%" style:font-name="Arial Nova1" fo:font-size="7pt" fo:letter-spacing="-0.021cm" style:text-underline-style="none" fo:font-weight="bold" officeooo:rsid="0063f5d5" style:font-size-asian="7pt" style:font-weight-asian="bold" style:font-size-complex="7pt" style:font-weight-complex="bold"/>
    </style:style>
    <style:style style:name="T59" style:family="text">
      <style:text-properties fo:color="#2196f3" loext:opacity="100%" style:font-name="Arial Nova1" fo:font-size="8pt" fo:letter-spacing="-0.021cm" style:text-underline-style="none" fo:font-weight="bold" officeooo:rsid="0051f036" style:font-size-asian="8pt" style:font-weight-asian="bold" style:font-size-complex="8pt" style:font-weight-complex="bold"/>
    </style:style>
    <style:style style:name="T60" style:family="text">
      <style:text-properties fo:color="#2196f3" loext:opacity="100%" style:font-name="Arial Nova1" fo:font-size="8pt" fo:letter-spacing="-0.021cm" style:text-underline-style="none" fo:font-weight="bold" officeooo:rsid="00615a31" style:font-size-asian="8pt" style:font-weight-asian="bold" style:font-size-complex="8pt" style:font-weight-complex="bold"/>
    </style:style>
    <style:style style:name="T61" style:family="text">
      <style:text-properties fo:color="#2196f3" loext:opacity="100%" style:font-name="Arial Nova1" fo:font-size="8pt" fo:letter-spacing="-0.018cm" style:text-underline-style="none" fo:font-weight="bold" officeooo:rsid="0051f036" style:font-size-asian="8pt" style:font-weight-asian="bold" style:font-size-complex="8pt" style:font-weight-complex="bold"/>
    </style:style>
    <style:style style:name="T62" style:family="text">
      <style:text-properties fo:color="#2196f3" loext:opacity="100%" style:font-name="Arial Nova1" fo:font-size="8pt" fo:letter-spacing="-0.018cm" style:text-underline-style="none" fo:font-weight="bold" officeooo:rsid="00615a31" style:font-size-asian="8pt" style:font-weight-asian="bold" style:font-size-complex="8pt" style:font-weight-complex="bold"/>
    </style:style>
    <style:style style:name="T63" style:family="text">
      <style:text-properties fo:color="#2196f3" loext:opacity="100%" style:font-name="Arial Nova1" fo:font-size="8pt" fo:letter-spacing="-0.025cm" style:text-underline-style="none" fo:font-weight="bold" officeooo:rsid="0051f036" style:font-size-asian="8pt" style:font-weight-asian="bold" style:font-size-complex="8pt" style:font-weight-complex="bold"/>
    </style:style>
    <style:style style:name="T64" style:family="text">
      <style:text-properties fo:color="#2196f3" loext:opacity="100%" style:font-name="Arial Nova1" fo:font-size="8pt" fo:letter-spacing="-0.025cm" style:text-underline-style="none" fo:font-weight="bold" officeooo:rsid="00615a31" style:font-size-asian="8pt" style:font-weight-asian="bold" style:font-size-complex="8pt" style:font-weight-complex="bold"/>
    </style:style>
    <style:style style:name="T65" style:family="text">
      <style:text-properties fo:color="#2196f3" loext:opacity="100%" style:font-name="Arial Nova1" fo:font-size="8pt" fo:letter-spacing="-0.028cm" style:text-underline-style="none" fo:font-weight="bold" officeooo:rsid="0051f036" style:font-size-asian="8pt" style:font-weight-asian="bold" style:font-size-complex="8pt" style:font-weight-complex="bold"/>
    </style:style>
    <style:style style:name="T66" style:family="text">
      <style:text-properties fo:color="#2196f3" loext:opacity="100%" style:font-name="Arial Nova1" fo:font-size="8pt" fo:letter-spacing="-0.028cm" style:text-underline-style="none" fo:font-weight="bold" officeooo:rsid="00615a31" style:font-size-asian="8pt" style:font-weight-asian="bold" style:font-size-complex="8pt" style:font-weight-complex="bold"/>
    </style:style>
    <style:style style:name="T67" style:family="text">
      <style:text-properties fo:color="#2196f3" loext:opacity="100%" style:font-name="Arial Nova1" fo:font-size="8pt" fo:letter-spacing="-0.032cm" style:text-underline-style="none" fo:font-weight="bold" officeooo:rsid="0051f036" style:font-size-asian="8pt" style:font-weight-asian="bold" style:font-size-complex="8pt" style:font-weight-complex="bold"/>
    </style:style>
    <style:style style:name="T68" style:family="text">
      <style:text-properties fo:color="#2196f3" loext:opacity="100%" style:font-name="Arial Nova1" fo:font-size="8pt" fo:letter-spacing="-0.032cm" style:text-underline-style="none" fo:font-weight="bold" officeooo:rsid="00615a31" style:font-size-asian="8pt" style:font-weight-asian="bold" style:font-size-complex="8pt" style:font-weight-complex="bold"/>
    </style:style>
    <style:style style:name="T69" style:family="text">
      <style:text-properties fo:color="#2196f3" loext:opacity="100%" style:font-name="Arial Nova1" fo:font-size="8pt" fo:letter-spacing="-0.035cm" style:text-underline-style="none" fo:font-weight="bold" style:font-size-asian="8pt" style:font-weight-asian="bold" style:font-size-complex="8pt" style:font-weight-complex="bold"/>
    </style:style>
    <style:style style:name="T70" style:family="text">
      <style:text-properties fo:color="#2196f3" loext:opacity="100%" style:font-name="Arial Nova1" fo:font-size="8pt" fo:letter-spacing="-0.035cm" style:text-underline-style="none" fo:font-weight="bold" officeooo:rsid="0051f036" style:font-size-asian="8pt" style:font-weight-asian="bold" style:font-size-complex="8pt" style:font-weight-complex="bold"/>
    </style:style>
    <style:style style:name="T71" style:family="text">
      <style:text-properties fo:color="#2196f3" loext:opacity="100%" style:font-name="Arial Nova1" fo:font-size="8pt" fo:letter-spacing="-0.035cm" style:text-underline-style="none" fo:font-weight="bold" officeooo:rsid="00615a31" style:font-size-asian="8pt" style:font-weight-asian="bold" style:font-size-complex="8pt" style:font-weight-complex="bold"/>
    </style:style>
    <style:style style:name="T72" style:family="text">
      <style:text-properties fo:color="#2196f3" loext:opacity="100%" style:font-name="Arial Nova1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73" style:family="text">
      <style:text-properties fo:color="#2196f3" loext:opacity="100%" style:text-position="super 58%" fo:font-size="13pt" fo:letter-spacing="-0.035cm" style:text-underline-style="none" fo:font-weight="bold" style:font-size-asian="11.3500003814697pt" style:font-weight-asian="bold" style:font-size-complex="13pt" style:font-weight-complex="bold"/>
    </style:style>
    <style:style style:name="T74" style:family="text">
      <style:text-properties fo:color="#2196f3" loext:opacity="100%" style:text-position="super 58%" fo:font-size="17pt" fo:letter-spacing="-0.053cm" style:text-underline-style="none" fo:font-weight="bold" style:font-size-asian="11.3500003814697pt" style:font-weight-asian="bold" style:font-size-complex="13pt" style:font-weight-complex="bold"/>
    </style:style>
    <style:style style:name="T75" style:family="text">
      <style:text-properties fo:color="#2196f3" loext:opacity="100%" style:font-name="Segoe UI Symbol" fo:font-size="14pt" fo:letter-spacing="-0.018cm" fo:text-shadow="none" style:text-underline-style="none" fo:font-weight="normal" officeooo:rsid="0062a223" style:font-name-asian="Segoe UI Symbol" style:font-size-asian="14pt" style:font-weight-asian="normal" style:font-name-complex="Segoe UI Symbol" style:font-size-complex="14pt" style:font-weight-complex="normal"/>
    </style:style>
    <style:style style:name="T76" style:family="text">
      <style:text-properties fo:color="#2196f3" loext:opacity="100%" style:text-position="0% 100%" fo:font-size="14pt" fo:letter-spacing="-0.035cm" style:text-underline-style="none" fo:font-weight="bold" style:font-size-asian="14pt" style:font-weight-asian="bold" style:font-size-complex="14pt" style:font-weight-complex="bold"/>
    </style:style>
    <style:style style:name="T77" style:family="text">
      <style:text-properties fo:color="#2196f3" loext:opacity="100%" fo:font-size="17pt" style:text-underline-style="none" fo:font-weight="bold" style:font-size-asian="11.3500003814697pt" style:font-weight-asian="bold" style:font-size-complex="13pt" style:font-weight-complex="bold"/>
    </style:style>
    <style:style style:name="T78" style:family="text">
      <style:text-properties fo:color="#2196f3" loext:opacity="100%" style:text-outline="true" style:font-name="Arial Nova1" fo:font-size="8pt" fo:letter-spacing="-0.035cm" style:text-underline-style="none" fo:font-weight="bold" officeooo:rsid="0051f036" style:font-size-asian="8pt" style:font-weight-asian="bold" style:font-size-complex="8pt" style:font-weight-complex="bold"/>
    </style:style>
    <style:style style:name="T79" style:family="text">
      <style:text-properties fo:color="#2196f3" loext:opacity="100%" style:text-outline="true" style:font-name="Arial Nova1" fo:font-size="8pt" fo:letter-spacing="-0.035cm" style:text-underline-style="none" fo:font-weight="bold" officeooo:rsid="00615a31" style:font-size-asian="8pt" style:font-weight-asian="bold" style:font-size-complex="8pt" style:font-weight-complex="bold"/>
    </style:style>
    <style:style style:name="T80" style:family="text">
      <style:text-properties fo:color="#2196f3" loext:opacity="100%" style:text-outline="true" style:font-name="Arial Nova1" fo:font-size="8pt" fo:letter-spacing="-0.035cm" fo:text-shadow="1pt 1pt" style:text-underline-style="none" fo:font-weight="bold" officeooo:rsid="0051f036" style:font-size-asian="8pt" style:font-weight-asian="bold" style:font-size-complex="8pt" style:font-weight-complex="bold"/>
    </style:style>
    <style:style style:name="T81" style:family="text">
      <style:text-properties fo:color="#2196f3" loext:opacity="100%" style:text-outline="true" style:font-name="Arial Nova1" fo:font-size="8pt" fo:letter-spacing="-0.035cm" fo:text-shadow="1pt 1pt" style:text-underline-style="none" fo:font-weight="bold" officeooo:rsid="00615a31" style:font-size-asian="8pt" style:font-weight-asian="bold" style:font-size-complex="8pt" style:font-weight-complex="bold"/>
    </style:style>
    <style:style style:name="T82" style:family="text">
      <style:text-properties fo:color="#2196f3" loext:opacity="100%" style:text-outline="true" style:font-name="Arial Nova1" fo:font-size="8pt" fo:letter-spacing="-0.035cm" fo:text-shadow="none" style:text-underline-style="none" fo:font-weight="bold" officeooo:rsid="0051f036" style:font-size-asian="8pt" style:font-weight-asian="bold" style:font-size-complex="8pt" style:font-weight-complex="bold"/>
    </style:style>
    <style:style style:name="T83" style:family="text">
      <style:text-properties fo:color="#2196f3" loext:opacity="100%" style:text-outline="true" style:font-name="Arial Nova1" fo:font-size="8pt" fo:letter-spacing="-0.035cm" fo:text-shadow="none" style:text-underline-style="none" fo:font-weight="bold" officeooo:rsid="00615a31" style:font-size-asian="8pt" style:font-weight-asian="bold" style:font-size-complex="8pt" style:font-weight-complex="bold"/>
    </style:style>
    <style:style style:name="T84" style:family="text">
      <style:text-properties fo:color="#2196f3" loext:opacity="100%" style:text-outline="false" style:font-name="Arial Nova1" fo:font-size="8pt" fo:letter-spacing="-0.035cm" fo:text-shadow="none" style:text-underline-style="none" fo:font-weight="bold" officeooo:rsid="0051f036" style:font-size-asian="8pt" style:font-weight-asian="bold" style:font-size-complex="8pt" style:font-weight-complex="bold"/>
    </style:style>
    <style:style style:name="T85" style:family="text">
      <style:text-properties fo:color="#2196f3" loext:opacity="100%" style:text-outline="false" style:font-name="Arial Nova1" fo:font-size="8pt" fo:letter-spacing="-0.035cm" fo:text-shadow="none" style:text-underline-style="none" fo:font-weight="bold" officeooo:rsid="00615a31" style:font-size-asian="8pt" style:font-weight-asian="bold" style:font-size-complex="8pt" style:font-weight-complex="bold"/>
    </style:style>
    <style:style style:name="T86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87" style:family="text">
      <style:text-properties fo:font-variant="small-caps" fo:color="#880e4f" loext:opacity="100%" style:font-name="Ethnocentric Rg" fo:letter-spacing="-0.035cm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88" style:family="text">
      <style:text-properties fo:font-variant="small-caps" fo:color="#880e4f" loext:opacity="100%" style:font-name="Ethnocentric Rg" fo:letter-spacing="-0.035cm" fo:font-style="normal" fo:font-weight="normal" officeooo:rsid="0053517d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89" style:family="text">
      <style:text-properties fo:text-shadow="none" officeooo:rsid="005a9a7b"/>
    </style:style>
    <style:style style:name="T90" style:family="text">
      <style:text-properties fo:text-shadow="none" officeooo:rsid="005e9fcb"/>
    </style:style>
    <style:style style:name="T91" style:family="text">
      <style:text-properties officeooo:rsid="0062a223"/>
    </style:style>
    <style:style style:name="T92" style:family="text">
      <style:text-properties officeooo:rsid="00533983"/>
    </style:style>
    <style:style style:name="T93" style:family="text">
      <style:text-properties officeooo:rsid="005531b6"/>
    </style:style>
    <style:style style:name="T94" style:family="text">
      <style:text-properties style:font-name="Aptos1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5" style:family="text">
      <style:text-properties style:font-name="Aptos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96" style:family="text">
      <style:text-properties style:text-position="super 58%" fo:font-size="13pt" fo:letter-spacing="-0.053cm" style:text-underline-style="none" fo:font-weight="bold" style:font-size-asian="11.3500003814697pt" style:font-weight-asian="bold" style:font-size-complex="13pt" style:font-weight-complex="bold"/>
    </style:style>
    <style:style style:name="T97" style:family="text">
      <style:text-properties fo:font-size="13pt" style:text-underline-style="none" style:font-size-asian="11.3500003814697pt" style:font-size-complex="13pt"/>
    </style:style>
    <style:style style:name="T98" style:family="text">
      <style:text-properties fo:color="#0369a3" loext:opacity="100%" style:font-name="Arial Nova1" fo:font-size="11pt" fo:text-shadow="1pt 1pt" style:font-size-asian="11pt" style:font-size-complex="11pt"/>
    </style:style>
    <style:style style:name="T99" style:family="text">
      <style:text-properties fo:color="#0369a3" loext:opacity="100%" style:font-name="Arial Nova1" fo:font-size="11pt" fo:letter-spacing="normal" fo:font-style="normal" fo:text-shadow="1pt 1pt" fo:font-weight="bold" officeooo:rsid="00331477" style:letter-kerning="false" style:font-size-asian="11pt" style:language-asian="es" style:country-asian="ES" style:font-style-asian="normal" style:font-weight-asian="bold" style:font-size-complex="11pt" style:font-style-complex="normal" style:font-weight-complex="bold"/>
    </style:style>
    <style:style style:name="T100" style:family="text">
      <style:text-properties officeooo:rsid="00615a31"/>
    </style:style>
    <style:style style:name="T101" style:family="text">
      <style:text-properties officeooo:rsid="0063f5d5"/>
    </style:style>
    <style:style style:name="T102" style:family="text">
      <style:text-properties fo:color="#65b5f5" loext:opacity="100%" style:text-outline="false" style:font-name="Arial Nova1" fo:font-size="8pt" fo:letter-spacing="-0.035cm" fo:text-shadow="none" style:text-underline-style="none" fo:font-weight="bold" officeooo:rsid="0051f036" style:font-size-asian="8pt" style:font-weight-asian="bold" style:font-size-complex="8pt" style:font-weight-complex="bold"/>
    </style:style>
    <style:style style:name="T103" style:family="text">
      <style:text-properties fo:color="#65b5f5" loext:opacity="100%" style:text-outline="false" style:font-name="Arial Nova1" fo:font-size="8pt" fo:letter-spacing="-0.035cm" fo:text-shadow="none" style:text-underline-style="none" fo:font-weight="bold" officeooo:rsid="00615a31" style:font-size-asian="8pt" style:font-weight-asian="bold" style:font-size-complex="8pt" style:font-weight-complex="bold"/>
    </style:style>
    <style:style style:name="T104" style:family="text">
      <style:text-properties fo:color="#65b5f5" loext:opacity="100%" style:text-outline="false" style:font-name="Arial Nova1" fo:font-size="8pt" fo:letter-spacing="-0.035cm" fo:text-shadow="none" style:text-underline-style="none" fo:font-weight="bold" officeooo:rsid="0063f5d5" style:font-size-asian="8pt" style:font-weight-asian="bold" style:font-size-complex="8pt" style:font-weight-complex="bold"/>
    </style:style>
    <style:style style:name="T105" style:family="text">
      <style:text-properties fo:color="#44546a" loext:opacity="100%" style:font-name="AGRESSIVE" fo:font-size="18pt" fo:text-shadow="none" officeooo:rsid="0034421b" style:font-size-asian="14pt" style:font-size-complex="14pt"/>
    </style:style>
    <style:style style:name="T106" style:family="text">
      <style:text-properties officeooo:rsid="005ffd94"/>
    </style:style>
    <style:style style:name="T107" style:family="text">
      <style:text-properties fo:font-size="10pt" style:font-size-asian="10pt" style:font-size-complex="10pt"/>
    </style:style>
    <style:style style:name="T108" style:family="text">
      <style:text-properties fo:font-size="10pt" officeooo:rsid="0060a0f6" style:font-size-asian="10pt" style:font-size-complex="10pt"/>
    </style:style>
    <style:style style:name="T109" style:family="text">
      <style:text-properties officeooo:rsid="0060a0f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.243cm, 0cm, 0.1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65cm, 0.064cm, 0.457cm, 0.2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text:span text:style-name="T23">UTILIDADES </text:span><text:span text:style-name="T49">bash COMANDOS</text:span></text:h>
      <text:h text:style-name="P74" text:outline-level="2"><draw:frame draw:style-name="fr2" draw:name="Imagen1 Copia 1 Copia 1 Copia 2" text:anchor-type="as-char" svg:y="-0.452cm" svg:width="0.653cm" svg:height="0.524cm" draw:z-index="61"><draw:image xlink:href="Pictures/10000001000000F2000000C22C50D6D5.png" xlink:type="simple" xlink:show="embed" xlink:actuate="onLoad" draw:mime-type="image/png"/></draw:frame><text:s text:c="2"/><text:span text:style-name="T24"><text:s/></text:span><text:span text:style-name="T30">Indice</text:span></text:h>
      <table:table table:name="Tabla11" table:style-name="Tabla11">
        <table:table-column table:style-name="Tabla11.A"/>
        <table:table-column table:style-name="Tabla11.B"/>
        <table:table-column table:style-name="Tabla11.C" table:number-columns-repeated="2"/>
        <table:table-row>
          <table:table-cell table:style-name="Tabla11.A1" office:value-type="string">
            <text:p text:style-name="P128"><text:a xlink:type="simple" xlink:href="#Actualiz" text:style-name="Internet_20_link" text:visited-style-name="Visited_20_Internet_20_Link"><text:span text:style-name="T51">ACTUALIZACIÓN</text:span></text:a></text:p>
          </table:table-cell>
          <table:table-cell table:style-name="Tabla11.A1" office:value-type="string">
            <text:p text:style-name="P128"><text:span text:style-name="T55">GOO·</text:span><text:a xlink:type="simple" xlink:href="#Drive" text:style-name="Internet_20_link" text:visited-style-name="Visited_20_Internet_20_Link"><text:span text:style-name="T51">DRIVE - RCLONE</text:span></text:a></text:p>
          </table:table-cell>
          <table:table-cell table:style-name="Tabla11.A1" office:value-type="string">
            <text:p text:style-name="P129"><text:a xlink:type="simple" xlink:href="#Enlace_Simb" text:style-name="Internet_20_link" text:visited-style-name="Visited_20_Internet_20_Link"><text:span text:style-name="T56">ENLACES SIMB <text:s/></text:span><text:span text:style-name="T72">FOLDERS / <text:s/>FILES</text:span></text:a></text:p>
          </table:table-cell>
          <table:table-cell table:style-name="Tabla11.A1" office:value-type="string">
            <text:p text:style-name="P120"><text:a xlink:type="simple" xlink:href="#errores" text:style-name="Internet_20_link" text:visited-style-name="Visited_20_Internet_20_Link"><text:span text:style-name="T51">ERRORES</text:span></text:a></text:p>
          </table:table-cell>
        </table:table-row>
        <table:table-row table:style-name="Tabla11.2">
          <table:table-cell table:style-name="Tabla11.A1" office:value-type="string">
            <text:p text:style-name="P128"><text:span text:style-name="T69"/></text:p>
          </table:table-cell>
          <table:table-cell table:style-name="Tabla11.A1" office:value-type="string">
            <text:p text:style-name="P128"><text:a xlink:type="simple" xlink:href="#Montar" text:style-name="Internet_20_link" text:visited-style-name="Visited_20_Internet_20_Link"><text:span text:style-name="T51">MONTAR / DESMONTAR UDS</text:span></text:a></text:p>
          </table:table-cell>
          <table:table-cell table:style-name="Tabla11.A1" office:value-type="string">
            <text:p text:style-name="P129"><text:a xlink:type="simple" xlink:href="#Paq_Insta" text:style-name="Internet_20_link" text:visited-style-name="Visited_20_Internet_20_Link"><text:span text:style-name="T56">PAQUETES INSTALADOS</text:span></text:a></text:p>
          </table:table-cell>
          <table:table-cell table:style-name="Tabla11.A1" office:value-type="string">
            <text:p text:style-name="P121"><text:a xlink:type="simple" xlink:href="#error_rclone" text:style-name="Internet_20_link" text:visited-style-name="Visited_20_Internet_20_Link"><text:span text:style-name="T56">R</text:span><text:span text:style-name="T51">CLONE - DRV NO MONTA</text:span></text:a></text:p>
          </table:table-cell>
        </table:table-row>
        <table:table-row table:style-name="Tabla11.2">
          <table:table-cell table:style-name="Tabla11.A1" office:value-type="string">
            <text:p text:style-name="P128"/>
          </table:table-cell>
          <table:table-cell table:style-name="Tabla11.A1" office:value-type="string">
            <text:p text:style-name="P128"/>
          </table:table-cell>
          <table:table-cell table:style-name="Tabla11.A1" office:value-type="string">
            <text:p text:style-name="P129"><text:a xlink:type="simple" xlink:href="#SSh" text:style-name="Internet_20_link" text:visited-style-name="Visited_20_Internet_20_Link"><text:span text:style-name="T56">CLAVE SSH</text:span></text:a></text:p>
          </table:table-cell>
          <table:table-cell table:style-name="Tabla11.A1" office:value-type="string">
            <text:p text:style-name="P120"><text:a xlink:type="simple" xlink:href="#baloo_file" text:style-name="Internet_20_link" text:visited-style-name="Visited_20_Internet_20_Link"><text:span text:style-name="T57">KDE - BALOO FILE</text:span></text:a></text:p>
          </table:table-cell>
        </table:table-row>
      </table:table>
      <text:p text:style-name="P93"><text:span text:style-name="Heading_20_2_20_Char"/></text:p>
      <text:list text:style-name="L4">
        <text:list-item>
          <text:h text:style-name="P83" text:outline-level="3"><text:span text:style-name="Heading_20_2_20_Char"><text:span text:style-name="T36">Otros </text:span></text:span><text:span text:style-name="Heading_20_2_20_Char"><text:span text:style-name="T37">docs </text:span></text:span><text:span text:style-name="Heading_20_2_20_Char"><text:span text:style-name="T86">de</text:span></text:span><text:span text:style-name="Heading_20_2_20_Char"><text:span text:style-name="T38"> </text:span></text:span><text:span text:style-name="Heading_20_2_20_Char"><text:span text:style-name="T37">linux</text:span></text:span></text:h>
        </text:list-item>
      </text:list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A"/>
        <table:table-column table:style-name="Tabla13.E"/>
        <table:table-column table:style-name="Tabla13.F"/>
        <table:table-column table:style-name="Tabla13.G"/>
        <table:table-column table:style-name="Tabla13.H"/>
        <table:table-row table:style-name="Tabla13.1">
          <table:table-cell table:style-name="Tabla13.A1" table:number-columns-spanned="2" office:value-type="string">
            <text:p text:style-name="P122">KDE DOCS</text:p>
          </table:table-cell>
          <table:covered-table-cell/>
          <table:table-cell table:style-name="Tabla13.C1" office:value-type="string">
            <text:p text:style-name="P124"><text:span text:style-name="T89"/></text:p>
          </table:table-cell>
          <table:table-cell table:style-name="Tabla13.A1" table:number-columns-spanned="2" office:value-type="string">
            <text:p text:style-name="P123">LINUX DOCS</text:p>
          </table:table-cell>
          <table:covered-table-cell/>
          <table:table-cell table:style-name="Tabla13.F1" office:value-type="string">
            <text:p text:style-name="P123"/>
          </table:table-cell>
          <table:table-cell table:style-name="Tabla13.G1" table:number-columns-spanned="2" office:value-type="string">
            <text:p text:style-name="P123"><text:span text:style-name="T106">GIT</text:span> DOC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125"><draw:frame draw:style-name="fr1" draw:name="Imagen9 Copia 4" text:anchor-type="as-char" svg:y="-0.7cm" svg:width="0.566cm" svg:height="0.7cm" draw:z-index="62"><draw:image xlink:href="Pictures/100000010000012C0000012C2D1DDADA.png" xlink:type="simple" xlink:show="embed" xlink:actuate="onLoad" draw:mime-type="image/png"/></draw:frame></text:p>
          </table:table-cell>
          <table:table-cell table:style-name="Tabla13.B2" office:value-type="string">
            <text:p text:style-name="P114">utilidades_apps</text:p>
          </table:table-cell>
          <table:table-cell table:style-name="Tabla13.C2" office:value-type="string">
            <text:p text:style-name="P125"/>
          </table:table-cell>
          <table:table-cell table:style-name="Tabla13.D2" office:value-type="string">
            <text:p text:style-name="P125"><draw:frame draw:style-name="fr1" draw:name="Imagen9 Copia 4 Copia 3" text:anchor-type="as-char" svg:y="-0.7cm" svg:width="0.566cm" svg:height="0.7cm" draw:z-index="63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4">bash_comands</text:p>
          </table:table-cell>
          <table:table-cell table:style-name="Tabla13.F2" office:value-type="string">
            <text:p text:style-name="P127"/>
          </table:table-cell>
          <table:table-cell table:style-name="Tabla13.E2" office:value-type="string">
            <text:p text:style-name="P126"><draw:frame draw:style-name="fr1" draw:name="Imagen9 Copia 4 Copia 6" text:anchor-type="as-char" svg:y="-0.7cm" svg:width="0.566cm" svg:height="0.7cm" draw:z-index="64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3">git_utilidades</text:p>
          </table:table-cell>
        </table:table-row>
        <table:table-row table:style-name="Tabla13.3">
          <table:table-cell table:style-name="Tabla13.A3" office:value-type="string">
            <text:p text:style-name="P125"><draw:frame draw:style-name="fr1" draw:name="Imagen9 Copia 4 Copia 1" text:anchor-type="as-char" svg:y="-0.7cm" svg:width="0.566cm" svg:height="0.7cm" draw:z-index="65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5">utilidades_hgl</text:p>
          </table:table-cell>
          <table:table-cell table:style-name="Tabla13.C3" office:value-type="string">
            <text:p text:style-name="P125"/>
          </table:table-cell>
          <table:table-cell table:style-name="Tabla13.D3" office:value-type="string">
            <text:p text:style-name="P125"><draw:frame draw:style-name="fr1" draw:name="Imagen9 Copia 4 Copia 4" text:anchor-type="as-char" svg:y="-0.7cm" svg:width="0.566cm" svg:height="0.7cm" draw:z-index="66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7"><text:span text:style-name="T107">bash</text:span><text:span text:style-name="T108">_</text:span><text:span text:style-name="T107">comands</text:span><text:span text:style-name="T108">_</text:span><text:span text:style-name="T109">extended</text:span></text:p>
          </table:table-cell>
          <table:table-cell table:style-name="Tabla13.F2" office:value-type="string">
            <text:p text:style-name="P127"/>
          </table:table-cell>
          <table:table-cell table:style-name="Tabla13.E2" office:value-type="string">
            <text:p text:style-name="P126"><draw:frame draw:style-name="fr1" draw:name="Imagen9 Copia 4 Copia 7" text:anchor-type="as-char" svg:y="-0.7cm" svg:width="0.566cm" svg:height="0.7cm" draw:z-index="67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6">git_guía_rápida</text:p>
          </table:table-cell>
        </table:table-row>
        <table:table-row table:style-name="Tabla13.3">
          <table:table-cell table:style-name="Tabla13.A4" office:value-type="string">
            <text:p text:style-name="P125"><draw:frame draw:style-name="fr1" draw:name="Imagen9 Copia 4 Copia 2" text:anchor-type="as-char" svg:y="-0.7cm" svg:width="0.566cm" svg:height="0.7cm" draw:z-index="68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5">utilidades_hgl</text:p>
          </table:table-cell>
          <table:table-cell table:style-name="Tabla13.C4" office:value-type="string">
            <text:p text:style-name="P125"/>
          </table:table-cell>
          <table:table-cell table:style-name="Tabla13.D4" office:value-type="string">
            <text:p text:style-name="P125"><draw:frame draw:style-name="fr1" draw:name="Imagen9 Copia 4 Copia 5" text:anchor-type="as-char" svg:y="-0.7cm" svg:width="0.566cm" svg:height="0.7cm" draw:z-index="69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8">caracteres_asciii</text:p>
          </table:table-cell>
          <table:table-cell table:style-name="Tabla13.F2" office:value-type="string">
            <text:p text:style-name="P127"/>
          </table:table-cell>
          <table:table-cell table:style-name="Tabla13.E2" office:value-type="string">
            <text:p text:style-name="P126"><draw:frame draw:style-name="fr1" draw:name="Imagen9 Copia 4 Copia 8" text:anchor-type="as-char" svg:y="-0.7cm" svg:width="0.566cm" svg:height="0.7cm" draw:z-index="70"><draw:image xlink:href="Pictures/100000010000012C0000012C2D1DDADA.png" xlink:type="simple" xlink:show="embed" xlink:actuate="onLoad" draw:mime-type="image/png"/></draw:frame></text:p>
          </table:table-cell>
          <table:table-cell table:style-name="Tabla13.E2" office:value-type="string">
            <text:p text:style-name="P116"><text:span text:style-name="T109">L</text:span>ibro_<text:span text:style-name="T109">git_</text:span>índice</text:p>
          </table:table-cell>
        </table:table-row>
      </table:table>
      <text:p text:style-name="P91"><text:span text:style-name="Source_20_Text"/></text:p>
      <text:h text:style-name="P75" text:outline-level="2"><draw:frame draw:style-name="fr2" draw:name="Imagen1 Copia 1 Copia 1" text:anchor-type="as-char" svg:y="-0.452cm" svg:width="0.653cm" svg:height="0.524cm" draw:z-index="57"><draw:image xlink:href="Pictures/10000001000000F2000000C22C50D6D5.png" xlink:type="simple" xlink:show="embed" xlink:actuate="onLoad" draw:mime-type="image/png"/></draw:frame><text:s text:c="2"/><text:span text:style-name="T24">COMANDOS </text:span><text:span text:style-name="T25">linux </text:span><text:span text:style-name="T31">bash</text:span></text:h>
      <text:list text:style-name="L2">
        <text:list-item>
          <text:h text:style-name="P78" text:outline-level="3"><text:span text:style-name="Heading_20_2_20_Char"><text:span text:style-name="T34">CONCEPTOS ÚTILES</text:span></text:span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3">Nombre1\ nombre2\ nombre3</text:p>
          </table:table-cell>
          <table:table-cell table:style-name="Tabla3.B1" office:value-type="string">
            <text:p text:style-name="P96" loext:marker-style-name="T42"><text:span text:style-name="T42">Carpetas o Archivos q tienen espacio. Ejem: <text:s/></text:span><text:span text:style-name="T44">cd Gerar_No\ Borrar</text:span></text:p>
          </table:table-cell>
        </table:table-row>
        <table:table-row table:style-name="Tabla3.1">
          <table:table-cell table:style-name="Tabla3.A2" office:value-type="string">
            <text:p text:style-name="P43">explorer.exe Folder</text:p>
          </table:table-cell>
          <table:table-cell table:style-name="Tabla3.B2" office:value-type="string">
            <text:p text:style-name="P96" loext:marker-style-name="T42"><text:span text:style-name="T42">Abre la Carpeta ‘</text:span><text:span text:style-name="T45">Folder</text:span><text:span text:style-name="T42">. Hay q estar en la carpeta q contenga ‘</text:span><text:span text:style-name="T45">Folder’</text:span></text:p>
          </table:table-cell>
        </table:table-row>
        <table:table-row table:style-name="Tabla3.3">
          <table:table-cell table:style-name="Tabla3.A2" office:value-type="string">
            <text:p text:style-name="P43">cd mnt/c/Folder/Folder...</text:p>
          </table:table-cell>
          <table:table-cell table:style-name="Tabla3.B3" office:value-type="string">
            <text:p text:style-name="P96" loext:marker-style-name="T42"><text:span text:style-name="T42">Para trabajar en Windows desde Wsl</text:span></text:p>
          </table:table-cell>
        </table:table-row>
      </table:table>
      <text:list text:continue-numbering="true" text:style-name="L2">
        <text:list-item>
          <text:h text:style-name="P80" text:outline-level="3"><text:span text:style-name="Heading_20_2_20_Char"><text:span text:style-name="T34">COMANDOS </text:span></text:span><text:span text:style-name="Heading_20_2_20_Char"><text:span text:style-name="T32">MÁS</text:span></text:span><text:span text:style-name="Heading_20_2_20_Char"><text:span text:style-name="T34"> USADOS</text:span></text:span></text:h>
        </text:list-item>
      </text:list>
      <text:p text:style-name="P32"><text:span text:style-name="T46">Fuente: 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47">https://sanchezcorbalan.es/mejores-comandos-linux-bash/#Que_comando_muestra_tu_ubicacion_actual_en_el_sistema_de_archivos_en_Linux</text:span></text:span></text:a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>ls</text:p>
          </table:table-cell>
          <table:table-cell table:style-name="Tabla4.B1" office:value-type="string">
            <text:p text:style-name="P40">Lista directorios</text:p>
          </table:table-cell>
        </table:table-row>
        <table:table-row table:style-name="Tabla4.1">
          <table:table-cell table:style-name="Tabla4.A2" office:value-type="string">
            <text:p text:style-name="P48">cd</text:p>
          </table:table-cell>
          <table:table-cell table:style-name="Tabla4.B2" office:value-type="string">
            <text:p text:style-name="P40">Cambia el directorio actual de trabajo</text:p>
          </table:table-cell>
        </table:table-row>
        <table:table-row table:style-name="Tabla4.1">
          <table:table-cell table:style-name="Tabla4.A3" office:value-type="string">
            <text:p text:style-name="P48">cp</text:p>
          </table:table-cell>
          <table:table-cell table:style-name="Tabla4.B3" office:value-type="string">
            <text:p text:style-name="P40">Copia contenido desde un origen a un destino</text:p>
          </table:table-cell>
        </table:table-row>
        <table:table-row table:style-name="Tabla4.1">
          <table:table-cell table:style-name="Tabla4.A3" office:value-type="string">
            <text:p text:style-name="P48">mkdir</text:p>
          </table:table-cell>
          <table:table-cell table:style-name="Tabla4.B3" office:value-type="string">
            <text:p text:style-name="P40">Crea un directorio</text:p>
          </table:table-cell>
        </table:table-row>
        <table:table-row table:style-name="Tabla4.1">
          <table:table-cell table:style-name="Tabla4.A3" office:value-type="string">
            <text:p text:style-name="P48">rm</text:p>
          </table:table-cell>
          <table:table-cell table:style-name="Tabla4.B3" office:value-type="string">
            <text:p text:style-name="P40">Borra ficheros o directorios</text:p>
          </table:table-cell>
        </table:table-row>
        <table:table-row table:style-name="Tabla4.1">
          <table:table-cell table:style-name="Tabla4.A3" office:value-type="string">
            <text:p text:style-name="P48">mv</text:p>
          </table:table-cell>
          <table:table-cell table:style-name="Tabla4.B3" office:value-type="string">
            <text:p text:style-name="P40">Mueve elementos o les cambia el nombre</text:p>
          </table:table-cell>
        </table:table-row>
        <table:table-row table:style-name="Tabla4.1">
          <table:table-cell table:style-name="Tabla4.A3" office:value-type="string">
            <text:p text:style-name="P48">touch</text:p>
          </table:table-cell>
          <table:table-cell table:style-name="Tabla4.B3" office:value-type="string">
            <text:p text:style-name="P40">Crea un directorio vacío (o cambia la fecha)</text:p>
          </table:table-cell>
        </table:table-row>
        <text:soft-page-break/>
        <table:table-row table:style-name="Tabla4.1">
          <table:table-cell table:style-name="Tabla4.A3" office:value-type="string">
            <text:p text:style-name="P48">man</text:p>
          </table:table-cell>
          <table:table-cell table:style-name="Tabla4.B3" office:value-type="string">
            <text:p text:style-name="P40">Consulta la ayuda más común, las páginas man</text:p>
          </table:table-cell>
        </table:table-row>
        <table:table-row table:style-name="Tabla4.1">
          <table:table-cell table:style-name="Tabla4.A3" office:value-type="string">
            <text:p text:style-name="P48">info</text:p>
          </table:table-cell>
          <table:table-cell table:style-name="Tabla4.B3" office:value-type="string">
            <text:p text:style-name="P40">Consulta otra ayuda, más parecido a una web, con texto y enlaces</text:p>
          </table:table-cell>
        </table:table-row>
        <table:table-row table:style-name="Tabla4.1">
          <table:table-cell table:style-name="Tabla4.A3" office:value-type="string">
            <text:p text:style-name="P48">whatis</text:p>
          </table:table-cell>
          <table:table-cell table:style-name="Tabla4.B3" office:value-type="string">
            <text:p text:style-name="P40">Muestra la descripción corta de un comando</text:p>
          </table:table-cell>
        </table:table-row>
        <table:table-row table:style-name="Tabla4.1">
          <table:table-cell table:style-name="Tabla4.A3" office:value-type="string">
            <text:p text:style-name="P48">clear</text:p>
          </table:table-cell>
          <table:table-cell table:style-name="Tabla4.B3" office:value-type="string">
            <text:p text:style-name="P40">borra la pantalla</text:p>
          </table:table-cell>
        </table:table-row>
        <table:table-row table:style-name="Tabla4.1">
          <table:table-cell table:style-name="Tabla4.A3" office:value-type="string">
            <text:p text:style-name="P48">history</text:p>
          </table:table-cell>
          <table:table-cell table:style-name="Tabla4.B3" office:value-type="string">
            <text:p text:style-name="P40">Muestra las últimas instrucciones ejecutadas</text:p>
          </table:table-cell>
        </table:table-row>
        <table:table-row table:style-name="Tabla4.1">
          <table:table-cell table:style-name="Tabla4.A3" office:value-type="string">
            <text:p text:style-name="P48">pwd</text:p>
          </table:table-cell>
          <table:table-cell table:style-name="Tabla4.B3" office:value-type="string">
            <text:p text:style-name="P40">Muestra el directorio actual de trabajo</text:p>
          </table:table-cell>
        </table:table-row>
        <table:table-row table:style-name="Tabla4.1">
          <table:table-cell table:style-name="Tabla4.A3" office:value-type="string">
            <text:p text:style-name="P48">nano</text:p>
          </table:table-cell>
          <table:table-cell table:style-name="Tabla4.B3" office:value-type="string">
            <text:p text:style-name="P40">editor de texto fácil de usar</text:p>
          </table:table-cell>
        </table:table-row>
        <table:table-row table:style-name="Tabla4.1">
          <table:table-cell table:style-name="Tabla4.A3" office:value-type="string">
            <text:p text:style-name="P48">cat</text:p>
          </table:table-cell>
          <table:table-cell table:style-name="Tabla4.B3" office:value-type="string">
            <text:p text:style-name="P40">Ver el contenido de un fichero de texto</text:p>
          </table:table-cell>
        </table:table-row>
      </table:table>
      <text:list text:continue-numbering="true" text:style-name="L2">
        <text:list-item>
          <text:h text:style-name="P81" text:outline-level="3"><text:span text:style-name="Heading_20_2_20_Char"><text:span text:style-name="T34">OROS COMANDOS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7">whereis</text:p>
          </table:table-cell>
          <table:table-cell table:style-name="Tabla5.A1" office:value-type="string">
            <text:p text:style-name="P41">indica dónde está un programa</text:p>
          </table:table-cell>
        </table:table-row>
        <table:table-row table:style-name="Tabla5.2">
          <table:table-cell table:style-name="Tabla5.A2" office:value-type="string">
            <text:p text:style-name="P47">find</text:p>
          </table:table-cell>
          <table:table-cell table:style-name="Tabla5.A2" office:value-type="string">
            <text:p text:style-name="P40">Busca 1 elemento de sistema de ficheros en fon. a unos criterios</text:p>
          </table:table-cell>
        </table:table-row>
        <table:table-row table:style-name="Tabla5.3">
          <table:table-cell table:style-name="Tabla5.A3" office:value-type="string">
            <text:p text:style-name="P47">locate</text:p>
          </table:table-cell>
          <table:table-cell table:style-name="Tabla5.A3" office:value-type="string">
            <text:p text:style-name="P40">Encontrar un fichero o directorio</text:p>
          </table:table-cell>
        </table:table-row>
        <table:table-row table:style-name="Tabla5.4">
          <table:table-cell table:style-name="Tabla5.A3" office:value-type="string">
            <text:p text:style-name="P47">chmod</text:p>
          </table:table-cell>
          <table:table-cell table:style-name="Tabla5.A3" office:value-type="string">
            <text:p text:style-name="P40">cambia los permisos de un fichero o directorio</text:p>
          </table:table-cell>
        </table:table-row>
        <table:table-row table:style-name="Tabla5.5">
          <table:table-cell table:style-name="Tabla5.A3" office:value-type="string">
            <text:p text:style-name="P47">chown</text:p>
          </table:table-cell>
          <table:table-cell table:style-name="Tabla5.A3" office:value-type="string">
            <text:p text:style-name="P40">Cambia la propiedad de un fichero o directorio</text:p>
          </table:table-cell>
        </table:table-row>
        <table:table-row table:style-name="Tabla5.6">
          <table:table-cell table:style-name="Tabla5.A3" office:value-type="string">
            <text:p text:style-name="P47">wget</text:p>
          </table:table-cell>
          <table:table-cell table:style-name="Tabla5.A3" office:value-type="string">
            <text:p text:style-name="P40">Descargar el contenido de una URL en la red</text:p>
          </table:table-cell>
        </table:table-row>
        <table:table-row table:style-name="Tabla5.7">
          <table:table-cell table:style-name="Tabla5.A3" office:value-type="string">
            <text:p text:style-name="P47">grep</text:p>
          </table:table-cell>
          <table:table-cell table:style-name="Tabla5.A3" office:value-type="string">
            <text:p text:style-name="P40">muestra las lineas de un texto que cumpla con un patrón</text:p>
          </table:table-cell>
        </table:table-row>
        <table:table-row table:style-name="Tabla5.8">
          <table:table-cell table:style-name="Tabla5.A3" office:value-type="string">
            <text:p text:style-name="P47">tail</text:p>
          </table:table-cell>
          <table:table-cell table:style-name="Tabla5.A3" office:value-type="string">
            <text:p text:style-name="P40">muestra las últimas lineas de un texto</text:p>
          </table:table-cell>
        </table:table-row>
        <table:table-row table:style-name="Tabla5.9">
          <table:table-cell table:style-name="Tabla5.A3" office:value-type="string">
            <text:p text:style-name="P47">head</text:p>
          </table:table-cell>
          <table:table-cell table:style-name="Tabla5.A3" office:value-type="string">
            <text:p text:style-name="P40">muestra la primeras lineas de un texto</text:p>
          </table:table-cell>
        </table:table-row>
        <table:table-row table:style-name="Tabla5.10">
          <table:table-cell table:style-name="Tabla5.A1" office:value-type="string">
            <text:p text:style-name="P47">sort</text:p>
          </table:table-cell>
          <table:table-cell table:style-name="Tabla5.A1" office:value-type="string">
            <text:p text:style-name="P40">ordena texto</text:p>
          </table:table-cell>
        </table:table-row>
        <table:table-row table:style-name="Tabla5.11">
          <table:table-cell table:style-name="Tabla5.A2" office:value-type="string">
            <text:p text:style-name="P47">more</text:p>
          </table:table-cell>
          <table:table-cell table:style-name="Tabla5.A2" office:value-type="string">
            <text:p text:style-name="P40">Para la salida de texto cuando se llena la pantalla</text:p>
          </table:table-cell>
        </table:table-row>
        <table:table-row table:style-name="Tabla5.12">
          <table:table-cell table:style-name="Tabla5.A3" office:value-type="string">
            <text:p text:style-name="P47">less</text:p>
          </table:table-cell>
          <table:table-cell table:style-name="Tabla5.A3" office:value-type="string">
            <text:p text:style-name="P40">Igual que more, pero más pontente</text:p>
          </table:table-cell>
        </table:table-row>
        <table:table-row table:style-name="Tabla5.13">
          <table:table-cell table:style-name="Tabla5.A3" office:value-type="string">
            <text:p text:style-name="P47">dpkg</text:p>
          </table:table-cell>
          <table:table-cell table:style-name="Tabla5.A3" office:value-type="string">
            <text:p text:style-name="P40">administra paquetes en Debian y derivadas</text:p>
          </table:table-cell>
        </table:table-row>
        <table:table-row table:style-name="Tabla5.14">
          <table:table-cell table:style-name="Tabla5.A3" office:value-type="string">
            <text:p text:style-name="P47">rpm</text:p>
          </table:table-cell>
          <table:table-cell table:style-name="Tabla5.A3" office:value-type="string">
            <text:p text:style-name="P40">Administra paquetes en Red Hat y derivadas</text:p>
          </table:table-cell>
        </table:table-row>
        <table:table-row table:style-name="Tabla5.15">
          <table:table-cell table:style-name="Tabla5.A3" office:value-type="string">
            <text:p text:style-name="P47">free</text:p>
          </table:table-cell>
          <table:table-cell table:style-name="Tabla5.A3" office:value-type="string">
            <text:p text:style-name="P40">muestra información sobre la memoria (RAM y SWAP)</text:p>
          </table:table-cell>
        </table:table-row>
        <table:table-row table:style-name="Tabla5.16">
          <table:table-cell table:style-name="Tabla5.A3" office:value-type="string">
            <text:p text:style-name="P47">df</text:p>
          </table:table-cell>
          <table:table-cell table:style-name="Tabla5.A3" office:value-type="string">
            <text:p text:style-name="P40">Indica el tamaño usado y libre de los discos</text:p>
          </table:table-cell>
        </table:table-row>
        <table:table-row table:style-name="Tabla5.17">
          <table:table-cell table:style-name="Tabla5.A3" office:value-type="string">
            <text:p text:style-name="P47">du</text:p>
          </table:table-cell>
          <table:table-cell table:style-name="Tabla5.A3" office:value-type="string">
            <text:p text:style-name="P40">Calcula el tamaño ocupado por un fichero o directorio</text:p>
          </table:table-cell>
        </table:table-row>
        <table:table-row table:style-name="Tabla5.18">
          <table:table-cell table:style-name="Tabla5.A3" office:value-type="string">
            <text:p text:style-name="P47">lsblk</text:p>
          </table:table-cell>
          <table:table-cell table:style-name="Tabla5.A3" office:value-type="string">
            <text:p text:style-name="P38">Lista información sobre los dispositivos de bloques</text:p>
          </table:table-cell>
        </table:table-row>
        <text:soft-page-break/>
        <table:table-row table:style-name="Tabla5.19">
          <table:table-cell table:style-name="Tabla5.A3" office:value-type="string">
            <text:p text:style-name="P47">fdisk</text:p>
          </table:table-cell>
          <table:table-cell table:style-name="Tabla5.A3" office:value-type="string">
            <text:p text:style-name="P38">Administra particiones de disco</text:p>
          </table:table-cell>
        </table:table-row>
        <table:table-row table:style-name="Tabla5.20">
          <table:table-cell table:style-name="Tabla5.A3" office:value-type="string">
            <text:p text:style-name="P47">top</text:p>
          </table:table-cell>
          <table:table-cell table:style-name="Tabla5.A3" office:value-type="string">
            <text:p text:style-name="P38">Información de los procesos en ejecucuión</text:p>
          </table:table-cell>
        </table:table-row>
        <table:table-row table:style-name="Tabla5.21">
          <table:table-cell table:style-name="Tabla5.A3" office:value-type="string">
            <text:p text:style-name="P47">ps</text:p>
          </table:table-cell>
          <table:table-cell table:style-name="Tabla5.A3" office:value-type="string">
            <text:p text:style-name="P38">listado de procesos en ejecución</text:p>
          </table:table-cell>
        </table:table-row>
        <table:table-row table:style-name="Tabla5.22">
          <table:table-cell table:style-name="Tabla5.A3" office:value-type="string">
            <text:p text:style-name="P47">kill</text:p>
          </table:table-cell>
          <table:table-cell table:style-name="Tabla5.A3" office:value-type="string">
            <text:p text:style-name="P38">Enviar señales a un proceso (terminar, matar, pausar, etc.)</text:p>
          </table:table-cell>
        </table:table-row>
        <table:table-row table:style-name="Tabla5.23">
          <table:table-cell table:style-name="Tabla5.A3" office:value-type="string">
            <text:p text:style-name="P47">mount</text:p>
          </table:table-cell>
          <table:table-cell table:style-name="Tabla5.A3" office:value-type="string">
            <text:p text:style-name="P38">Montar un sistema de ficheros</text:p>
          </table:table-cell>
        </table:table-row>
        <table:table-row table:style-name="Tabla5.24">
          <table:table-cell table:style-name="Tabla5.A3" office:value-type="string">
            <text:p text:style-name="P47">umount</text:p>
          </table:table-cell>
          <table:table-cell table:style-name="Tabla5.A3" office:value-type="string">
            <text:p text:style-name="P38">Desmontar un sistema de ficheros</text:p>
          </table:table-cell>
        </table:table-row>
        <table:table-row table:style-name="Tabla5.25">
          <table:table-cell table:style-name="Tabla5.A3" office:value-type="string">
            <text:p text:style-name="P47">uname</text:p>
          </table:table-cell>
          <table:table-cell table:style-name="Tabla5.A3" office:value-type="string">
            <text:p text:style-name="P38">Información del sistema: nombre, versión kernel, etc..</text:p>
          </table:table-cell>
        </table:table-row>
        <table:table-row table:style-name="Tabla5.26">
          <table:table-cell table:style-name="Tabla5.A3" office:value-type="string">
            <text:p text:style-name="P47">uptime</text:p>
          </table:table-cell>
          <table:table-cell table:style-name="Tabla5.A3" office:value-type="string">
            <text:p text:style-name="P38">tiempo encendido y carga del sistema</text:p>
          </table:table-cell>
        </table:table-row>
        <table:table-row table:style-name="Tabla5.27">
          <table:table-cell table:style-name="Tabla5.A3" office:value-type="string">
            <text:p text:style-name="P47">poweroff</text:p>
          </table:table-cell>
          <table:table-cell table:style-name="Tabla5.A3" office:value-type="string">
            <text:p text:style-name="P38">apaga el sistema</text:p>
          </table:table-cell>
        </table:table-row>
        <table:table-row table:style-name="Tabla5.28">
          <table:table-cell table:style-name="Tabla5.A3" office:value-type="string">
            <text:p text:style-name="P47">reboot</text:p>
          </table:table-cell>
          <table:table-cell table:style-name="Tabla5.A3" office:value-type="string">
            <text:p text:style-name="P38">rinicia</text:p>
          </table:table-cell>
        </table:table-row>
        <table:table-row table:style-name="Tabla5.29">
          <table:table-cell table:style-name="Tabla5.A3" office:value-type="string">
            <text:p text:style-name="P47">id</text:p>
          </table:table-cell>
          <table:table-cell table:style-name="Tabla5.A3" office:value-type="string">
            <text:p text:style-name="P38">muestra información de un usuario</text:p>
          </table:table-cell>
        </table:table-row>
        <table:table-row table:style-name="Tabla5.30">
          <table:table-cell table:style-name="Tabla5.A3" office:value-type="string">
            <text:p text:style-name="P47">ping</text:p>
          </table:table-cell>
          <table:table-cell table:style-name="Tabla5.A3" office:value-type="string">
            <text:p text:style-name="P38">Indica si un ordenador está accesible en la red</text:p>
          </table:table-cell>
        </table:table-row>
        <table:table-row table:style-name="Tabla5.31">
          <table:table-cell table:style-name="Tabla5.A3" office:value-type="string">
            <text:p text:style-name="P47">tar</text:p>
          </table:table-cell>
          <table:table-cell table:style-name="Tabla5.A3" office:value-type="string">
            <text:p text:style-name="P38">comprime y descomprime ficheros y directorios</text:p>
          </table:table-cell>
        </table:table-row>
        <table:table-row table:style-name="Tabla5.32">
          <table:table-cell table:style-name="Tabla5.A3" office:value-type="string">
            <text:p text:style-name="P47">ssh</text:p>
          </table:table-cell>
          <table:table-cell table:style-name="Tabla5.A3" office:value-type="string">
            <text:p text:style-name="P38">Permite ejecutar instrucciones en otro ordenador</text:p>
          </table:table-cell>
        </table:table-row>
        <table:table-row table:style-name="Tabla5.33">
          <table:table-cell table:style-name="Tabla5.A3" office:value-type="string">
            <text:p text:style-name="P47">who</text:p>
          </table:table-cell>
          <table:table-cell table:style-name="Tabla5.A3" office:value-type="string">
            <text:p text:style-name="P38">muestra usuarios conectados al sistema</text:p>
          </table:table-cell>
        </table:table-row>
        <table:table-row table:style-name="Tabla5.34">
          <table:table-cell table:style-name="Tabla5.A3" office:value-type="string">
            <text:p text:style-name="P47">passwd</text:p>
          </table:table-cell>
          <table:table-cell table:style-name="Tabla5.A3" office:value-type="string">
            <text:p text:style-name="P38">cambia la contraseña de acceso</text:p>
          </table:table-cell>
        </table:table-row>
        <table:table-row table:style-name="Tabla5.35">
          <table:table-cell table:style-name="Tabla5.A3" office:value-type="string">
            <text:p text:style-name="P47">sudo</text:p>
          </table:table-cell>
          <table:table-cell table:style-name="Tabla5.A3" office:value-type="string">
            <text:p text:style-name="P38">Ejecuta una instrucción con más privilegios</text:p>
          </table:table-cell>
        </table:table-row>
        <table:table-row table:style-name="Tabla5.36">
          <table:table-cell table:style-name="Tabla5.A3" office:value-type="string">
            <text:p text:style-name="P47">su</text:p>
          </table:table-cell>
          <table:table-cell table:style-name="Tabla5.A3" office:value-type="string">
            <text:p text:style-name="P39">Permite identificarte como otro usuario</text:p>
          </table:table-cell>
        </table:table-row>
      </table:table>
      <text:p text:style-name="P35"/>
      <text:list text:continue-numbering="true" text:style-name="L2">
        <text:list-item>
          <text:h text:style-name="P77" text:outline-level="3"><text:span text:style-name="Heading_20_2_20_Char"><text:span text:style-name="T34">COMANDOS </text:span></text:span><text:span text:style-name="Heading_20_2_20_Char"><text:span text:style-name="T33">GESTION</text:span></text:span><text:span text:style-name="Heading_20_2_20_Char"><text:span text:style-name="T34"> </text:span></text:span><text:span text:style-name="Heading_20_2_20_Char"><text:span text:style-name="T33">DE</text:span></text:span><text:span text:style-name="Heading_20_2_20_Char"><text:span text:style-name="T34"> ARCHIVOS </text:span></text:span><text:span text:style-name="Heading_20_2_20_Char"><text:span text:style-name="T33">Y</text:span></text:span><text:span text:style-name="Heading_20_2_20_Char"><text:span text:style-name="T34"> DIRECTORIOS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6">cp</text:p>
          </table:table-cell>
          <table:table-cell table:style-name="Tabla10.A1" office:value-type="string">
            <text:p text:style-name="P68"><text:a xlink:type="simple" xlink:href="#_78abbkv03zrr" text:style-name="ListLabel_20_10" text:visited-style-name="ListLabel_20_10"><text:span text:style-name="T43">Copiar</text:span></text:a></text:p>
          </table:table-cell>
        </table:table-row>
        <table:table-row table:style-name="Tabla10.1">
          <table:table-cell table:style-name="Tabla10.A2" office:value-type="string">
            <text:p text:style-name="P46">mv</text:p>
          </table:table-cell>
          <table:table-cell table:style-name="Tabla10.A2" office:value-type="string">
            <text:p text:style-name="P68"><text:a xlink:type="simple" xlink:href="#_oguk3flevqql" text:style-name="ListLabel_20_10" text:visited-style-name="ListLabel_20_10"><text:span text:style-name="T94">Cortar </text:span></text:a><text:a xlink:type="simple" xlink:href="#_oguk3flevqql" text:style-name="ListLabel_20_12" text:visited-style-name="ListLabel_20_12"><text:span text:style-name="T95">(mover)</text:span></text:a></text:p>
          </table:table-cell>
        </table:table-row>
        <table:table-row table:style-name="Tabla10.1">
          <table:table-cell table:style-name="Tabla10.A2" office:value-type="string">
            <text:p text:style-name="P46">rm</text:p>
          </table:table-cell>
          <table:table-cell table:style-name="Tabla10.A2" office:value-type="string">
            <text:p text:style-name="P68"><text:a xlink:type="simple" xlink:href="#_n9md4zk5zg86" text:style-name="ListLabel_20_10" text:visited-style-name="ListLabel_20_10"><text:span text:style-name="T43">Borrar</text:span></text:a></text:p>
          </table:table-cell>
        </table:table-row>
        <table:table-row table:style-name="Tabla10.1">
          <table:table-cell table:style-name="Tabla10.A2" office:value-type="string">
            <text:p text:style-name="P46">ls</text:p>
          </table:table-cell>
          <table:table-cell table:style-name="Tabla10.A2" office:value-type="string">
            <text:p text:style-name="P68"><text:a xlink:type="simple" xlink:href="#_psago8ss41b1" text:style-name="ListLabel_20_10" text:visited-style-name="ListLabel_20_10"><text:span text:style-name="T43">Listar</text:span></text:a></text:p>
          </table:table-cell>
        </table:table-row>
        <table:table-row table:style-name="Tabla10.5">
          <table:table-cell table:style-name="Tabla10.A2" office:value-type="string">
            <text:p text:style-name="P45">touch</text:p>
          </table:table-cell>
          <table:table-cell table:style-name="Tabla10.A2" office:value-type="string">
            <text:p text:style-name="P68"><text:a xlink:type="simple" xlink:href="#_2dtuluy5ll3x" text:style-name="ListLabel_20_10" text:visited-style-name="ListLabel_20_10"><text:span text:style-name="T43">Crear archivo</text:span></text:a></text:p>
          </table:table-cell>
        </table:table-row>
        <table:table-row table:style-name="Tabla10.1">
          <table:table-cell table:style-name="Tabla10.A2" office:value-type="string">
            <text:p text:style-name="P45">mkdir</text:p>
          </table:table-cell>
          <table:table-cell table:style-name="Tabla10.A2" office:value-type="string">
            <text:p text:style-name="P68"><text:a xlink:type="simple" xlink:href="#_qt4fg7793ts4" text:style-name="ListLabel_20_10" text:visited-style-name="ListLabel_20_10"><text:span text:style-name="T43">Crear dirs</text:span></text:a></text:p>
          </table:table-cell>
        </table:table-row>
        <table:table-row table:style-name="Tabla10.1">
          <table:table-cell table:style-name="Tabla10.A2" office:value-type="string">
            <text:p text:style-name="P45">rmdir</text:p>
          </table:table-cell>
          <table:table-cell table:style-name="Tabla10.A2" office:value-type="string">
            <text:p text:style-name="P68"><text:a xlink:type="simple" xlink:href="#_25jf8mm54zc2" text:style-name="ListLabel_20_10" text:visited-style-name="ListLabel_20_10"><text:span text:style-name="T43">Borrar dir vacío</text:span></text:a></text:p>
          </table:table-cell>
        </table:table-row>
        <table:table-row table:style-name="Tabla10.1">
          <table:table-cell table:style-name="Tabla10.A2" office:value-type="string">
            <text:p text:style-name="P45">cd</text:p>
          </table:table-cell>
          <table:table-cell table:style-name="Tabla10.A2" office:value-type="string">
            <text:p text:style-name="P68"><text:a xlink:type="simple" xlink:href="#_czvl81yda0cq" text:style-name="ListLabel_20_10" text:visited-style-name="ListLabel_20_10"><text:span text:style-name="T43">Cambiar dirs</text:span></text:a></text:p>
          </table:table-cell>
        </table:table-row>
        <text:soft-page-break/>
        <table:table-row table:style-name="Tabla10.1">
          <table:table-cell table:style-name="Tabla10.A2" office:value-type="string">
            <text:p text:style-name="P44">pwd</text:p>
          </table:table-cell>
          <table:table-cell table:style-name="Tabla10.A2" office:value-type="string">
            <text:p text:style-name="P68"><text:a xlink:type="simple" xlink:href="#_x74w2n3dfjfq" text:style-name="ListLabel_20_10" text:visited-style-name="ListLabel_20_10"><text:span text:style-name="T43">Mostrar ruta</text:span></text:a></text:p>
          </table:table-cell>
        </table:table-row>
        <table:table-row table:style-name="Tabla10.1">
          <table:table-cell table:style-name="Tabla10.A2" office:value-type="string">
            <text:p text:style-name="P44">chmod</text:p>
          </table:table-cell>
          <table:table-cell table:style-name="Tabla10.A2" office:value-type="string">
            <text:p text:style-name="P68"><text:a xlink:type="simple" xlink:href="#_d77ycyu97nxd" text:style-name="ListLabel_20_10" text:visited-style-name="ListLabel_20_10"><text:span text:style-name="T43">Modif permisos</text:span></text:a></text:p>
          </table:table-cell>
        </table:table-row>
        <table:table-row table:style-name="Tabla10.1">
          <table:table-cell table:style-name="Tabla10.A2" office:value-type="string">
            <text:p text:style-name="P44">find</text:p>
          </table:table-cell>
          <table:table-cell table:style-name="Tabla10.A2" office:value-type="string">
            <text:p text:style-name="P68"><text:a xlink:type="simple" xlink:href="#_aqg77ji3tly6" text:style-name="ListLabel_20_10" text:visited-style-name="ListLabel_20_10"><text:span text:style-name="T43">Buscar</text:span></text:a></text:p>
          </table:table-cell>
        </table:table-row>
        <table:table-row table:style-name="Tabla10.1">
          <table:table-cell table:style-name="Tabla10.A2" office:value-type="string">
            <text:p text:style-name="P44">grep</text:p>
          </table:table-cell>
          <table:table-cell table:style-name="Tabla10.A2" office:value-type="string">
            <text:p text:style-name="P68"><text:a xlink:type="simple" xlink:href="#_1rd32xtc7twi" text:style-name="ListLabel_20_10" text:visited-style-name="ListLabel_20_10"><text:span text:style-name="T94">Buscar </text:span></text:a><text:a xlink:type="simple" xlink:href="#_1rd32xtc7twi" text:style-name="ListLabel_20_13" text:visited-style-name="ListLabel_20_13"><text:span text:style-name="T94">c/</text:span></text:a><text:a xlink:type="simple" xlink:href="#_1rd32xtc7twi" text:style-name="ListLabel_20_10" text:visited-style-name="ListLabel_20_10"><text:span text:style-name="T94">modelo</text:span></text:a></text:p>
          </table:table-cell>
        </table:table-row>
        <table:table-row table:style-name="Tabla10.13">
          <table:table-cell table:style-name="Tabla10.A13" office:value-type="string">
            <text:p text:style-name="P45"/>
          </table:table-cell>
          <table:table-cell table:style-name="Tabla10.A13" office:value-type="string">
            <text:p text:style-name="P27"/>
          </table:table-cell>
        </table:table-row>
        <table:table-row table:style-name="Tabla10.1">
          <table:table-cell table:style-name="Tabla10.A2" office:value-type="string">
            <text:p text:style-name="P44">man</text:p>
          </table:table-cell>
          <table:table-cell table:style-name="Tabla10.A2" office:value-type="string">
            <text:p text:style-name="P68"><text:a xlink:type="simple" xlink:href="#_mfapgkwdrh8o" text:style-name="ListLabel_20_10" text:visited-style-name="ListLabel_20_10"><text:span text:style-name="T43">Manuales</text:span></text:a></text:p>
          </table:table-cell>
        </table:table-row>
        <table:table-row table:style-name="Tabla10.1">
          <table:table-cell table:style-name="Tabla10.A2" office:value-type="string">
            <text:p text:style-name="P44">diff</text:p>
          </table:table-cell>
          <table:table-cell table:style-name="Tabla10.A2" office:value-type="string">
            <text:p text:style-name="P68"><text:a xlink:type="simple" xlink:href="#_kgar94dgmogk" text:style-name="ListLabel_20_10" text:visited-style-name="ListLabel_20_10"><text:span text:style-name="T43">Compara files</text:span></text:a></text:p>
          </table:table-cell>
        </table:table-row>
        <table:table-row table:style-name="Tabla10.1">
          <table:table-cell table:style-name="Tabla10.A2" office:value-type="string">
            <text:p text:style-name="P44">diff</text:p>
          </table:table-cell>
          <table:table-cell table:style-name="Tabla10.A2" office:value-type="string">
            <text:p text:style-name="P68"><text:a xlink:type="simple" xlink:href="#_h90cmcsr3x6t" text:style-name="ListLabel_20_10" text:visited-style-name="ListLabel_20_10"><text:span text:style-name="T43">Compara dirs</text:span></text:a></text:p>
          </table:table-cell>
        </table:table-row>
        <table:table-row table:style-name="Tabla10.1">
          <table:table-cell table:style-name="Tabla10.A2" office:value-type="string">
            <text:p text:style-name="P44">tree</text:p>
          </table:table-cell>
          <table:table-cell table:style-name="Tabla10.A2" office:value-type="string">
            <text:p text:style-name="P68"><text:a xlink:type="simple" xlink:href="#_kipu4mh6e2wc" text:style-name="ListLabel_20_10" text:visited-style-name="ListLabel_20_10"><text:span text:style-name="T43">Listar dirs</text:span></text:a></text:p>
          </table:table-cell>
        </table:table-row>
        <table:table-row table:style-name="Tabla10.1">
          <table:table-cell table:style-name="Tabla10.A2" office:value-type="string">
            <text:p text:style-name="P44">touch</text:p>
          </table:table-cell>
          <table:table-cell table:style-name="Tabla10.A2" office:value-type="string">
            <text:p text:style-name="P68"><text:a xlink:type="simple" xlink:href="#_kudrzhs5dchd" text:style-name="ListLabel_20_12" text:visited-style-name="ListLabel_20_12"><text:span text:style-name="T95">Mod </text:span></text:a><text:a xlink:type="simple" xlink:href="#_kudrzhs5dchd" text:style-name="ListLabel_20_14" text:visited-style-name="ListLabel_20_14"><text:span text:style-name="T95">marca tiemp</text:span></text:a><text:span text:style-name="T43">o</text:span></text:p>
          </table:table-cell>
        </table:table-row>
        <table:table-row table:style-name="Tabla10.1">
          <table:table-cell table:style-name="Tabla10.A2" office:value-type="string">
            <text:p text:style-name="P44">man</text:p>
          </table:table-cell>
          <table:table-cell table:style-name="Tabla10.A2" office:value-type="string">
            <text:p text:style-name="P68"><text:a xlink:type="simple" xlink:href="#_khtgyndiw22b" text:style-name="ListLabel_20_10" text:visited-style-name="ListLabel_20_10"><text:span text:style-name="T43">Enviar mens</text:span></text:a></text:p>
          </table:table-cell>
        </table:table-row>
        <table:table-row table:style-name="Tabla10.1">
          <table:table-cell table:style-name="Tabla10.A2" office:value-type="string">
            <text:p text:style-name="P44">diff</text:p>
          </table:table-cell>
          <table:table-cell table:style-name="Tabla10.A2" office:value-type="string">
            <text:p text:style-name="P68"><text:a xlink:type="simple" xlink:href="#_n44rukcln4nj" text:style-name="ListLabel_20_10" text:visited-style-name="ListLabel_20_10"><text:span text:style-name="T43">Imprimir</text:span></text:a></text:p>
          </table:table-cell>
        </table:table-row>
        <table:table-row table:style-name="Tabla10.1">
          <table:table-cell table:style-name="Tabla10.A2" office:value-type="string">
            <text:p text:style-name="P44">diff</text:p>
          </table:table-cell>
          <table:table-cell table:style-name="Tabla10.A2" office:value-type="string">
            <text:p text:style-name="P68"><text:a xlink:type="simple" xlink:href="#_ubqq0b7j9hfs" text:style-name="ListLabel_20_10" text:visited-style-name="ListLabel_20_10"><text:span text:style-name="T43">Mostrar term</text:span></text:a></text:p>
          </table:table-cell>
        </table:table-row>
        <table:table-row table:style-name="Tabla10.1">
          <table:table-cell table:style-name="Tabla10.A2" office:value-type="string">
            <text:p text:style-name="P44">tree</text:p>
          </table:table-cell>
          <table:table-cell table:style-name="Tabla10.A2" office:value-type="string">
            <text:p text:style-name="P68"><text:a xlink:type="simple" xlink:href="#_qa7bmbbxnqlh" text:style-name="ListLabel_20_10" text:visited-style-name="ListLabel_20_10"><text:span text:style-name="T43">Comunicac us</text:span></text:a></text:p>
          </table:table-cell>
        </table:table-row>
        <table:table-row table:style-name="Tabla10.1">
          <table:table-cell table:style-name="Tabla10.A2" office:value-type="string">
            <text:p text:style-name="P44">touch</text:p>
          </table:table-cell>
          <table:table-cell table:style-name="Tabla10.A2" office:value-type="string">
            <text:p text:style-name="P68"><text:a xlink:type="simple" xlink:href="#_lyq9nv1k8ldc" text:style-name="ListLabel_20_10" text:visited-style-name="ListLabel_20_10"><text:span text:style-name="T43">Identifica us</text:span></text:a></text:p>
          </table:table-cell>
        </table:table-row>
      </table:table>
      <text:h text:style-name="P97" text:outline-level="3"><text:span text:style-name="Heading_20_2_20_Char"><text:span text:style-name="T34"/></text:span></text:h>
      <text:p text:style-name="P36"><text:span text:style-name="Heading_20_2_20_Char"/></text:p>
      <text:p text:style-name="P37"><text:span text:style-name="Heading_20_2_20_Char"><text:span text:style-name="T34"/></text:span></text:p>
      <text:h text:style-name="P73" text:outline-level="2"><text:span text:style-name="Heading_20_2_20_Char"><text:span text:style-name="T34"><draw:frame draw:style-name="fr2" draw:name="Imagen1 Copia 3 Copia 1" text:anchor-type="as-char" svg:y="-0.452cm" svg:width="0.653cm" svg:height="0.524cm" draw:z-index="5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34"><text:s/></text:span></text:span><text:span text:style-name="Heading_20_2_20_Char"><text:span text:style-name="T26"><text:s/>COMANDO</text:span></text:span><text:span text:style-name="Heading_20_2_20_Char"><text:span text:style-name="T27">S – OPCIONES </text:span></text:span><text:span text:style-name="Heading_20_2_20_Char"><text:span text:style-name="T28">EXTENDIDO</text:span></text:span></text:h>
      <text:p text:style-name="P110"><draw:frame draw:style-name="fr4" draw:name="Imagen9 Copia 3 Copia 1 Copia 1" text:anchor-type="char" svg:x="0.159cm" svg:y="-0.088cm" svg:width="0.55cm" svg:height="0.593cm" draw:z-index="59"><draw:image xlink:href="Pictures/10000001000000EF000000FCBFED8971.png" xlink:type="simple" xlink:show="embed" xlink:actuate="onLoad" draw:mime-type="image/png"/></draw:frame><text:span text:style-name="Heading_20_2_20_Char"><text:tab/></text:span><text:span text:style-name="Heading_20_2_20_Char"><text:span text:style-name="T12">Utilidades_bash-</text:span></text:span><text:span text:style-name="T12">comand</text:span><text:span text:style-name="T13">_</text:span><text:span text:style-name="T12">o</text:span><text:span text:style-name="T13">ptions_</text:span><text:span text:style-name="Heading_20_2_20_Char"><text:span text:style-name="T14">extend</text:span></text:span><text:span text:style-name="Heading_20_2_20_Char"><text:span text:style-name="T15">e</text:span></text:span><text:span text:style-name="Heading_20_2_20_Char"><text:span text:style-name="T16">d<text:tab/> </text:span></text:span><draw:frame draw:style-name="fr3" draw:name="Imagen5" text:anchor-type="char" svg:x="10.146cm" svg:y="0.046cm" svg:width="0.582cm" svg:height="0.455cm" draw:z-index="60"><draw:image xlink:href="Pictures/10000001000000EF000000FCA9294B7E.png" xlink:type="simple" xlink:show="embed" xlink:actuate="onLoad" draw:mime-type="image/png"/></draw:frame><text:span text:style-name="Heading_20_2_20_Char"><text:span text:style-name="T16"><text:tab/></text:span></text:span></text:p>
      <text:h text:style-name="P72" text:outline-level="2"><draw:frame draw:style-name="fr2" draw:name="Imagen1 Copia 3" text:anchor-type="as-char" svg:y="-0.452cm" svg:width="0.653cm" svg:height="0.524cm" draw:z-index="20"><draw:image xlink:href="Pictures/10000001000000F2000000C22C50D6D5.png" xlink:type="simple" xlink:show="embed" xlink:actuate="onLoad" draw:mime-type="image/png"/></draw:frame><text:span text:style-name="Heading_20_2_20_Char"><text:span text:style-name="T34"><text:s/></text:span></text:span><text:span text:style-name="Heading_20_2_20_Char"><text:span text:style-name="T26"><text:s/>COMANDO</text:span></text:span><text:span text:style-name="Heading_20_2_20_Char"><text:span text:style-name="T27">S – OPCIONES </text:span></text:span><text:span text:style-name="Heading_20_2_20_Char"><text:span text:style-name="T29">ABREVIADO</text:span></text:span></text:h>
      <text:list xml:id="list40624783210947" text:continue-numbering="true" text:style-name="L2">
        <text:list-item>
          <text:h text:style-name="P82" text:outline-level="3"><text:span text:style-name="Heading_20_2_20_Char"><text:span text:style-name="T34">‘Ls’ COMAND</text:span></text:span></text:h>
        </text:list-item>
      </text:list>
      <text:list text:style-name="L3">
        <text:list-item>
          <text:h text:style-name="P88" text:outline-level="3"><text:bookmark text:name="_47azsrixrbhx"/>SINTAXIS</text:h>
        </text:list-item>
      </text:list>
      <text:p text:style-name="P132"><text:span text:style-name="Heading_20_2_20_Char"><text:span text:style-name="T21">ls</text:span></text:span><text:span text:style-name="Heading_20_2_20_Char"><text:span text:style-name="T22"> [</text:span></text:span><text:span text:style-name="Heading_20_2_20_Char"><text:span text:style-name="T5">opciones</text:span></text:span><text:span text:style-name="Heading_20_2_20_Char"><text:span text:style-name="T22">] [</text:span></text:span><text:span text:style-name="Heading_20_2_20_Char"><text:span text:style-name="T41">nombre-directorio/archivo</text:span></text:span><text:span text:style-name="Heading_20_2_20_Char"><text:span text:style-name="T22">]</text:span></text:span></text:p>
      <text:list xml:id="list40624797936692" text:continue-numbering="true" text:style-name="L3">
        <text:list-item>
          <text:h text:style-name="P85" text:outline-level="3"><text:span text:style-name="Heading_20_2_20_Char"><text:span text:style-name="T98">OPCIONES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00">-a</text:p>
          </table:table-cell>
          <table:table-cell table:style-name="Tabla6.A1" office:value-type="string">
            <text:p text:style-name="P102">Ocultos y . + ..</text:p>
          </table:table-cell>
          <table:table-cell table:style-name="Tabla6.A1" office:value-type="string">
            <text:p text:style-name="P98">-i</text:p>
          </table:table-cell>
          <table:table-cell table:style-name="Tabla6.A1" table:number-columns-spanned="2" office:value-type="string">
            <text:p text:style-name="P103">Muestra información de i-node</text:p>
          </table:table-cell>
          <table:covered-table-cell/>
        </table:table-row>
        <text:soft-page-break/>
        <table:table-row table:style-name="Tabla6.1">
          <table:table-cell table:style-name="Tabla6.A2" office:value-type="string">
            <text:p text:style-name="P100">-A</text:p>
          </table:table-cell>
          <table:table-cell table:style-name="Tabla6.A2" office:value-type="string">
            <text:p text:style-name="P102">Sólo ocultos</text:p>
          </table:table-cell>
          <table:table-cell table:style-name="Tabla6.A2" office:value-type="string">
            <text:p text:style-name="P98">-f</text:p>
          </table:table-cell>
          <table:table-cell table:style-name="Tabla6.A2" table:number-columns-spanned="2" office:value-type="string">
            <text:p text:style-name="P102"/>
          </table:table-cell>
          <table:covered-table-cell/>
        </table:table-row>
        <table:table-row table:style-name="Tabla6.1">
          <table:table-cell table:style-name="Tabla6.A2" office:value-type="string">
            <text:p text:style-name="P100">-1</text:p>
          </table:table-cell>
          <table:table-cell table:style-name="Tabla6.A2" office:value-type="string">
            <text:p text:style-name="P102">En columna</text:p>
          </table:table-cell>
          <table:table-cell table:style-name="Tabla6.A2" office:value-type="string">
            <text:p text:style-name="P98">-R</text:p>
          </table:table-cell>
          <table:table-cell table:style-name="Tabla6.A2" table:number-columns-spanned="2" office:value-type="string">
            <text:p text:style-name="P103">Muestra contenido del directorio actual y de sus subdirectorios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00">-c</text:p>
          </table:table-cell>
          <table:table-cell table:style-name="Tabla6.A2" office:value-type="string">
            <text:p text:style-name="P102">Orden f. Creación</text:p>
          </table:table-cell>
          <table:table-cell table:style-name="Tabla6.A2" office:value-type="string">
            <text:p text:style-name="P98">-d</text:p>
          </table:table-cell>
          <table:table-cell table:style-name="Tabla6.A2" table:number-columns-spanned="2" office:value-type="string">
            <text:p text:style-name="P103">Aparecen directorios como los archivos (sin mostrar contenido)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00">-t</text:p>
          </table:table-cell>
          <table:table-cell table:style-name="Tabla6.A2" office:value-type="string">
            <text:p text:style-name="P102">Orden f. Modif</text:p>
          </table:table-cell>
          <table:table-cell table:style-name="Tabla6.A2" office:value-type="string">
            <text:p text:style-name="P98">-s</text:p>
          </table:table-cell>
          <table:table-cell table:style-name="Tabla6.A2" table:number-columns-spanned="2" office:value-type="string">
            <text:p text:style-name="P103">Muestra el tamaño (kb) de cada archivo próximo al solicitado.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00">-r</text:p>
          </table:table-cell>
          <table:table-cell table:style-name="Tabla6.A2" office:value-type="string">
            <text:p text:style-name="P102">Orden alfab inverso</text:p>
          </table:table-cell>
          <table:table-cell table:style-name="Tabla6.A2" office:value-type="string">
            <text:p text:style-name="P98">-p</text:p>
          </table:table-cell>
          <table:table-cell table:style-name="Tabla6.A2" table:number-columns-spanned="2" office:value-type="string">
            <text:p text:style-name="P103">Añade un carácter al nombre del archivo para indicar a qué tipo pertenece.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00">-f</text:p>
          </table:table-cell>
          <table:table-cell table:style-name="Tabla6.A2" office:value-type="string">
            <text:p text:style-name="P102">Directorio sin ordenar</text:p>
          </table:table-cell>
          <table:table-cell table:style-name="Tabla6.A2" office:value-type="string">
            <text:p text:style-name="P98">-b</text:p>
          </table:table-cell>
          <table:table-cell table:style-name="Tabla6.A2" table:number-columns-spanned="2" office:value-type="string">
            <text:p text:style-name="P104">Muestra caracteres no imprimibles d nombres d ficheros con código octal.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100">-l</text:p>
          </table:table-cell>
          <table:table-cell table:style-name="Tabla6.A2" office:value-type="string">
            <text:p text:style-name="P102">Inf. Detallada -tamño, user, etc</text:p>
          </table:table-cell>
          <table:table-cell table:style-name="Tabla6.A2" table:number-columns-spanned="2" office:value-type="string">
            <text:p text:style-name="P98">-metro</text:p>
          </table:table-cell>
          <table:covered-table-cell/>
          <table:table-cell table:style-name="Tabla6.A2" office:value-type="string">
            <text:p text:style-name="P102">Muestra 1línea separado x comas</text:p>
          </table:table-cell>
        </table:table-row>
        <table:table-row table:style-name="Tabla6.1">
          <table:table-cell table:style-name="Tabla6.A2" office:value-type="string">
            <text:p text:style-name="P100">-i</text:p>
          </table:table-cell>
          <table:table-cell table:style-name="Tabla6.A2" office:value-type="string">
            <text:p text:style-name="P102">Muestra información de i-node</text:p>
          </table:table-cell>
          <table:table-cell table:style-name="Tabla6.A2" table:number-columns-spanned="3" office:value-type="string">
            <text:p text:style-name="P98"/>
          </table:table-cell>
          <table:covered-table-cell/>
          <table:covered-table-cell/>
        </table:table-row>
      </table:table>
      <text:list xml:id="list40624281734285" text:continue-list="list40624783210947" text:style-name="L2">
        <text:list-item>
          <text:h text:style-name="P79" text:outline-level="3"><text:span text:style-name="Heading_20_2_20_Char"><text:span text:style-name="T34">‘</text:span></text:span><text:span text:style-name="Heading_20_2_20_Char"><text:span text:style-name="T35">xx</text:span></text:span><text:span text:style-name="Heading_20_2_20_Char"><text:span text:style-name="T34">’ COMAND</text:span></text:span></text:h>
        </text:list-item>
      </text:list>
      <text:list text:continue-list="list40624797936692" text:style-name="L3">
        <text:list-item>
          <text:h text:style-name="P89" text:outline-level="3"><text:bookmark text:name="_47azsrixrbhx Copia 2"/>SINTAXIS</text:h>
        </text:list-item>
      </text:list>
      <text:p text:style-name="P133"><text:span text:style-name="Heading_20_2_20_Char"><text:span text:style-name="T19">xx</text:span></text:span><text:span text:style-name="Heading_20_2_20_Char"><text:span text:style-name="T19"> [</text:span></text:span><text:span text:style-name="Heading_20_2_20_Char"><text:span text:style-name="T4">opciones</text:span></text:span><text:span text:style-name="Heading_20_2_20_Char"><text:span text:style-name="T19">] [</text:span></text:span><text:span text:style-name="Heading_20_2_20_Char"><text:span text:style-name="T40">nombre-directorio/archivo</text:span></text:span><text:span text:style-name="Heading_20_2_20_Char"><text:span text:style-name="T19">]</text:span></text:span></text:p>
      <text:list text:continue-numbering="true" text:style-name="L3">
        <text:list-item>
          <text:h text:style-name="P86" text:outline-level="3"><text:span text:style-name="Heading_20_2_20_Char"><text:span text:style-name="T99">OPCIONES</text:span></text:span></text:h>
        </text:list-item>
      </text:list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01">-</text:p>
          </table:table-cell>
          <table:table-cell table:style-name="Tabla12.A1" office:value-type="string">
            <text:p text:style-name="P102"/>
          </table:table-cell>
          <table:table-cell table:style-name="Tabla12.A1" office:value-type="string">
            <text:p text:style-name="P99">-</text:p>
          </table:table-cell>
          <table:table-cell table:style-name="Tabla12.A1" office:value-type="string">
            <text:p text:style-name="P102"/>
          </table:table-cell>
        </table:table-row>
        <table:table-row table:style-name="Tabla12.1">
          <table:table-cell table:style-name="Tabla12.A2" office:value-type="string">
            <text:p text:style-name="P101">-</text:p>
          </table:table-cell>
          <table:table-cell table:style-name="Tabla12.A2" office:value-type="string">
            <text:p text:style-name="P102"/>
          </table:table-cell>
          <table:table-cell table:style-name="Tabla12.A2" office:value-type="string">
            <text:p text:style-name="P99">-</text:p>
          </table:table-cell>
          <table:table-cell table:style-name="Tabla12.A2" office:value-type="string">
            <text:p text:style-name="P102"/>
          </table:table-cell>
        </table:table-row>
      </table:table>
      <text:p text:style-name="P105"/>
      <text:p text:style-name="P90"/>
      <text:list text:continue-list="list40624281734285" text:style-name="L2">
        <text:list-item>
          <text:h text:style-name="P87" text:outline-level="3"><text:span text:style-name="Heading_20_2_20_Char"><text:span text:style-name="T34">PARAMETROS X COMANDO ‘</text:span></text:span><text:span text:style-name="Heading_20_2_20_Char"><text:span text:style-name="T39">extendido</text:span></text:span><text:span text:style-name="Heading_20_2_20_Char"><text:span text:style-name="T35">’</text:span></text:span></text:h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2"><draw:frame draw:style-name="fr5" draw:name="Imagen9 Copia 3" text:anchor-type="as-char" svg:width="0.651cm" svg:height="0.7cm" draw:z-index="23"><draw:image xlink:href="Pictures/10000001000000EF000000FCBFED8971.png" xlink:type="simple" xlink:show="embed" xlink:actuate="onLoad" draw:mime-type="image/png"/></draw:frame></text:p>
          </table:table-cell>
          <table:table-cell table:style-name="Tabla9.A1" office:value-type="string">
            <text:p text:style-name="P70">Utilidades_bash_param_x_comando_extend</text:p>
          </table:table-cell>
          <table:table-cell table:style-name="Tabla9.A1" office:value-type="string">
            <text:p text:style-name="P12"><text:a xlink:type="simple" xlink:href="../../Bash/Utilidades_bash_param_x_comando_extend.pdf" text:style-name="Internet_20_link" text:visited-style-name="Visited_20_Internet_20_Link"><text:span text:style-name="T96">Abrir</text:span><text:span text:style-name="T97">🠞</text:span></text:a></text:p>
          </table:table-cell>
        </table:table-row>
      </table:table>
      <text:p text:style-name="P22"><text:span text:style-name="Heading_20_2_20_Char"/></text:p>
      <text:p text:style-name="P23"/>
      <text:p text:style-name="P69"/>
      <text:h text:style-name="P33" text:outline-level="2"><text:span text:style-name="Heading_20_2_20_Char"><text:span text:style-name="T34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 style:master-page-name="">
      <style:table-properties style:width="25.121cm" fo:margin-left="-4.219cm" style:page-number="auto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999cm" fo:margin-left="-2.237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61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237cm" fo:margin-right="0.9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UTILIDADES bash COMANDOS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56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26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31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41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4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9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36" draw:name="Imagen 4" draw:style-name="Mgr1" draw:text-style-name="MP19" svg:width="0.399cm" svg:height="0.399cm" draw:transform="rotate (-0.149051118120316) translate (17.8046666666667cm 30.1272222222222cm)"><draw:image xlink:href="Pictures/100000010000010000000100BA7411A2.png" xlink:type="simple" xlink:show="embed" xlink:actuate="onLoad" draw:mime-type="image/png"><text:p/></draw:image></draw:frame><draw:custom-shape text:anchor-type="char" draw:z-index="46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51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14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5</text:page-number></text:span><text:span text:style-name="MT2"><text:s/>/</text:span><text:span text:style-name="MT3"> </text:span><text:span text:style-name="MT4"><text:page-count>5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9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4H53M48S</meta:editing-duration>
    <meta:editing-cycles>8</meta:editing-cycles>
    <dc:date>2025-03-14T04:06:23.856848367</dc:date>
    <meta:print-date>2025-03-12T20:49:37.405157699</meta:print-date>
    <meta:printed-by>Archivos PDF</meta:printed-by>
    <meta:document-statistic meta:table-count="11" meta:image-count="24" meta:object-count="0" meta:page-count="5" meta:paragraph-count="262" meta:word-count="710" meta:character-count="4383" meta:non-whitespace-character-count="3906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